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28d4" officeooo:paragraph-rsid="000728d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728d4" officeooo:paragraph-rsid="000728d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9pt" fo:font-weight="bold" officeooo:rsid="000728d4" officeooo:paragraph-rsid="000728d4" style:font-size-asian="9pt" style:font-weight-asian="bold" style:font-size-complex="9pt" style:font-weight-complex="bold"/>
    </style:style>
    <style:style style:name="P4" style:family="paragraph" style:parent-style-name="Standard">
      <style:text-properties fo:color="#4c4c4c" fo:font-size="9pt" fo:font-weight="bold" officeooo:rsid="000728d4" officeooo:paragraph-rsid="000728d4" style:font-size-asian="9pt" style:font-weight-asian="bold" style:font-size-complex="9pt" style:font-weight-complex="bold"/>
    </style:style>
    <style:style style:name="P5" style:family="paragraph" style:parent-style-name="Standard">
      <style:paragraph-properties fo:break-before="page"/>
      <style:text-properties fo:font-size="14pt" fo:font-weight="bold" officeooo:rsid="000728d4" officeooo:paragraph-rsid="000728d4" style:font-size-asian="12.25pt" style:font-weight-asian="bold" style:font-size-complex="14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officeooo:rsid="000728d4" style:font-size-asian="9pt" style:font-weight-asian="bold" style:font-size-complex="9pt" style:font-weight-complex="bold"/>
    </style:style>
    <style:style style:name="T3" style:family="text">
      <style:text-properties fo:color="#4c4c4c"/>
    </style:style>
    <style:style style:name="T4" style:family="text">
      <style:text-properties fo:color="#4c4c4c" fo:font-size="9pt" style:font-size-asian="9pt" style:font-size-complex="9pt"/>
    </style:style>
    <style:style style:name="fr1" style:family="graphic" style:parent-style-name="OLE">
      <style:graphic-properties style:horizontal-pos="center" style:horizontal-rel="paragraph" fo:background-color="transparent" style:background-transparency="100%" draw:fill="solid" style:shadow="none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1</text:p>
      <text:p text:style-name="P1"/>
      <text:p text:style-name="P1"><draw:frame draw:style-name="fr1" draw:name="Obi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iekt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wykres</svg:desc></draw:frame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pan text:style-name="_5f_OOoComputerComment"><text:span text:style-name="T1"/></text:span></text:p>
      <text:p text:style-name="P2"><text:soft-page-break/><text:span text:style-name="_5f_OOoComputerComment"><text:span text:style-name="T1">// Marius Rejdak</text:span></text:span></text:p>
      <text:p text:style-name="P2"><text:span text:style-name="_5f_OOoComputerComment"><text:span text:style-name="T1">// Informatyka, mgr, OS1</text:span></text:span></text:p>
      <text:p text:style-name="P3"></text:p>
      <text:p text:style-name="P2"><text:span text:style-name="_5f_OOoComputerComment"><text:span text:style-name="T4">/*</text:span></text:span><text:span text:style-name="T4"></text:span></text:p>
      <text:p text:style-name="P4"></text:p>
      <text:p text:style-name="P2"><text:span text:style-name="_5f_OOoComputerComment"><text:span text:style-name="T4">Running:</text:span></text:span></text:p>
      <text:p text:style-name="P2"><text:span text:style-name="_5f_OOoComputerComment"><text:span text:style-name="T4">#!/</text:span></text:span><text:span text:style-name="_5f_OOoComputerIdent"><text:span text:style-name="T4">bin/fish</text:span></text:span></text:p>
      <text:p text:style-name="P2"><text:span text:style-name="_5f_OOoComputerIdent"><text:span text:style-name="T4">g</text:span></text:span><text:span text:style-name="_5f_OOoComputerKeyWord"><text:span text:style-name="T4">++</text:span></text:span><text:span text:style-name="T4"> </text:span><text:span text:style-name="_5f_OOoComputerKeyWord"><text:span text:style-name="T4">-</text:span></text:span><text:span text:style-name="_5f_OOoComputerIdent"><text:span text:style-name="T4">Wall </text:span></text:span><text:span text:style-name="_5f_OOoComputerKeyWord"><text:span text:style-name="T4">-std=</text:span></text:span><text:span text:style-name="_5f_OOoComputerIdent"><text:span text:style-name="T4">c</text:span></text:span><text:span text:style-name="_5f_OOoComputerKeyWord"><text:span text:style-name="T4">++</text:span></text:span><text:span text:style-name="_5f_OOoComputerLiteral"><text:span text:style-name="T4">11</text:span></text:span><text:span text:style-name="T4"> </text:span><text:span text:style-name="_5f_OOoComputerKeyWord"><text:span text:style-name="T4">-</text:span></text:span><text:span text:style-name="_5f_OOoComputerIdent"><text:span text:style-name="T4">o3</text:span></text:span><text:span text:style-name="T4"> </text:span><text:span text:style-name="_5f_OOoComputerKeyWord"><text:span text:style-name="T4">-</text:span></text:span><text:span text:style-name="_5f_OOoComputerIdent"><text:span text:style-name="T4">o</text:span></text:span><text:span text:style-name="T4"> </text:span><text:span text:style-name="_5f_OOoComputerIdent"><text:span text:style-name="T4">zad1</text:span></text:span><text:span text:style-name="T4"> </text:span><text:span text:style-name="_5f_OOoComputerIdent"><text:span text:style-name="T4">zad1</text:span></text:span><text:span text:style-name="_5f_OOoComputerKeyWord"><text:span text:style-name="T4">.</text:span></text:span><text:span text:style-name="_5f_OOoComputerIdent"><text:span text:style-name="T4">cpp</text:span></text:span><text:span text:style-name="_5f_OOoComputerKeyWord"><text:span text:style-name="T4">;</text:span></text:span><text:span text:style-name="T4"> </text:span><text:span text:style-name="_5f_OOoComputerKeyWord"><text:span text:style-name="T4">and</text:span></text:span><text:span text:style-name="T4"> </text:span><text:span text:style-name="_5f_OOoComputerKeyWord"><text:span text:style-name="T4">./</text:span></text:span><text:span text:style-name="_5f_OOoComputerIdent"><text:span text:style-name="T4">zad1</text:span></text:span><text:span text:style-name="T4"></text:span></text:p>
      <text:p text:style-name="P4"></text:p>
      <text:p text:style-name="P2"><text:span text:style-name="_5f_OOoComputerIdent"><text:span text:style-name="T4">Output</text:span></text:span><text:span text:style-name="_5f_OOoComputerKeyWord"><text:span text:style-name="T4">:</text:span></text:span><text:span text:style-name="T4"></text:span></text:p>
      <text:p text:style-name="P2"><text:span text:style-name="_5f_OOoComputerIdent"><text:span text:style-name="T4">English</text:span></text:span><text:span text:style-name="T4"> </text:span><text:span text:style-name="_5f_OOoComputerIdent"><text:span text:style-name="T4">to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Literal"><text:span text:style-name="T4">0.080332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to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Literal"><text:span text:style-name="T4">2.55033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English</text:span></text:span><text:span text:style-name="T4"> </text:span><text:span text:style-name="_5f_OOoComputerIdent"><text:span text:style-name="T4">to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Literal"><text:span text:style-name="T4">0.020802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to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Literal"><text:span text:style-name="T4">0.530011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Eng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Literal"><text:span text:style-name="T4">0.067151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Literal"><text:span text:style-name="T4">2.33132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Eng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Literal"><text:span text:style-name="T4">0.015167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Literal"><text:span text:style-name="T4">0.42904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05</text:span></text:span><text:span text:style-name="T4"> </text:span><text:span text:style-name="_5f_OOoComputerLiteral"><text:span text:style-name="T4">0.112123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05</text:span></text:span><text:span text:style-name="T4"> </text:span><text:span text:style-name="_5f_OOoComputerLiteral"><text:span text:style-name="T4">0.022894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1</text:span></text:span><text:span text:style-name="T4"> </text:span><text:span text:style-name="_5f_OOoComputerLiteral"><text:span text:style-name="T4">0.22494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1</text:span></text:span><text:span text:style-name="T4"> </text:span><text:span text:style-name="_5f_OOoComputerLiteral"><text:span text:style-name="T4">0.046557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2</text:span></text:span><text:span text:style-name="T4"> </text:span><text:span text:style-name="_5f_OOoComputerLiteral"><text:span text:style-name="T4">0.449548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2</text:span></text:span><text:span text:style-name="T4"> </text:span><text:span text:style-name="_5f_OOoComputerLiteral"><text:span text:style-name="T4">0.089799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4</text:span></text:span><text:span text:style-name="T4"> </text:span><text:span text:style-name="_5f_OOoComputerLiteral"><text:span text:style-name="T4">0.907567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4</text:span></text:span><text:span text:style-name="T4"> </text:span><text:span text:style-name="_5f_OOoComputerLiteral"><text:span text:style-name="T4">0.180477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7</text:span></text:span><text:span text:style-name="T4"> </text:span><text:span text:style-name="_5f_OOoComputerLiteral"><text:span text:style-name="T4">1.60857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0.7</text:span></text:span><text:span text:style-name="T4"> </text:span><text:span text:style-name="_5f_OOoComputerLiteral"><text:span text:style-name="T4">0.310871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1</text:span></text:span><text:span text:style-name="T4"> </text:span><text:span text:style-name="_5f_OOoComputerLiteral"><text:span text:style-name="T4">2.31883</text:span></text:span><text:span text:style-name="_5f_OOoComputerIdent"><text:span text:style-name="T4">s</text:span></text:span><text:span text:style-name="T4"></text:span></text:p>
      <text:p text:style-name="P2"><text:span text:style-name="_5f_OOoComputerIdent"><text:span text:style-name="T4">Polish</text:span></text:span><text:span text:style-name="T4"> </text:span><text:span text:style-name="_5f_OOoComputerIdent"><text:span text:style-name="T4">searching</text:span></text:span><text:span text:style-name="T4"> </text:span><text:span text:style-name="_5f_OOoComputerIdent"><text:span text:style-name="T4">in</text:span></text:span><text:span text:style-name="T4"> </text:span><text:span text:style-name="_5f_OOoComputerKeyWord"><text:span text:style-name="T4">std::</text:span></text:span><text:span text:style-name="_5f_OOoComputerIdent"><text:span text:style-name="T4">unordered_set</text:span></text:span><text:span text:style-name="T4"> </text:span><text:span text:style-name="_5f_OOoComputerKeyWord"><text:span text:style-name="T4">for</text:span></text:span><text:span text:style-name="T4"> </text:span><text:span text:style-name="_5f_OOoComputerIdent"><text:span text:style-name="T4">ratio</text:span></text:span><text:span text:style-name="T4"> </text:span><text:span text:style-name="_5f_OOoComputerLiteral"><text:span text:style-name="T4">1</text:span></text:span><text:span text:style-name="T4"> </text:span><text:span text:style-name="_5f_OOoComputerLiteral"><text:span text:style-name="T4">0.429663</text:span></text:span><text:span text:style-name="_5f_OOoComputerIdent"><text:span text:style-name="T4">s</text:span></text:span><text:span text:style-name="T4"></text:span></text:p>
      <text:p text:style-name="P4"></text:p>
      <text:p text:style-name="P2"><text:span text:style-name="_5f_OOoComputerKeyWord"><text:span text:style-name="T4">*/</text:span></text:span><text:span text:style-name="T1"></text:span></text:p>
      <text:p text:style-name="P3">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iostream</text:span></text:span><text:span text:style-name="_5f_OOoComputerKeyWord"><text:span text:style-name="T1">&gt;</text:span></text:span><text:span text:style-name="T1"> <text:s text:c="4"/></text:span><text:span text:style-name="_5f_OOoComputerComment"><text:span text:style-name="T1">// std::cout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fstream</text:span></text:span><text:span text:style-name="_5f_OOoComputerKeyWord"><text:span text:style-name="T1">&gt;</text:span></text:span><text:span text:style-name="T1"><text:tab/><text:tab/></text:span><text:span text:style-name="_5f_OOoComputerComment"><text:span text:style-name="T1">// std::ifstream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iterator</text:span></text:span><text:span text:style-name="_5f_OOoComputerKeyWord"><text:span text:style-name="T1">&gt;</text:span></text:span><text:span text:style-name="T1"><text:tab/><text:tab/></text:span><text:span text:style-name="_5f_OOoComputerComment"><text:span text:style-name="T1">// std::istream_iterator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algorithm</text:span></text:span><text:span text:style-name="_5f_OOoComputerKeyWord"><text:span text:style-name="T1">&gt;</text:span></text:span><text:span text:style-name="T1"> <text:s text:c="3"/></text:span><text:span text:style-name="_5f_OOoComputerComment"><text:span text:style-name="T1">// std::sort, std::random_shuffle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vector</text:span></text:span><text:span text:style-name="_5f_OOoComputerKeyWord"><text:span text:style-name="T1">&gt;</text:span></text:span><text:span text:style-name="T1"> <text:s text:c="6"/></text:span><text:span text:style-name="_5f_OOoComputerComment"><text:span text:style-name="T1">// std::vector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<text:tab/><text:tab/></text:span><text:span text:style-name="_5f_OOoComputerComment"><text:span text:style-name="T1">// std::string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ctime</text:span></text:span><text:span text:style-name="_5f_OOoComputerKeyWord"><text:span text:style-name="T1">&gt;</text:span></text:span><text:span text:style-name="T1"> <text:s text:c="7"/></text:span><text:span text:style-name="_5f_OOoComputerComment"><text:span text:style-name="T1">// time, clock, clock_t, CLOCKS_PER_SEC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cmath</text:span></text:span><text:span text:style-name="_5f_OOoComputerKeyWord"><text:span text:style-name="T1">&gt;</text:span></text:span><text:span text:style-name="T1"><text:tab/><text:tab/></text:span><text:span text:style-name="_5f_OOoComputerComment"><text:span text:style-name="T1">// std::round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set</text:span></text:span><text:span text:style-name="_5f_OOoComputerKeyWord"><text:span text:style-name="T1">&gt;</text:span></text:span><text:span text:style-name="T1"><text:tab/><text:tab/><text:tab/></text:span><text:span text:style-name="_5f_OOoComputerComment"><text:span text:style-name="T1">// std::set</text:span></text:span></text:p>
      <text:p text:style-name="P2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unordered_set</text:span></text:span><text:span text:style-name="_5f_OOoComputerKeyWord"><text:span text:style-name="T1">&gt;</text:span></text:span><text:span text:style-name="T1"> </text:span><text:span text:style-name="_5f_OOoComputerComment"><text:span text:style-name="T1">// std::unordered_set</text:span></text:span></text:p>
      <text:p text:style-name="P3"></text:p>
      <text:p text:style-name="P2"><text:span text:style-name="_5f_OOoComputerKeyWord"><text:span text:style-name="T1">template</text:span></text:span><text:span text:style-name="T1"> </text:span><text:span text:style-name="_5f_OOoComputerKeyWord"><text:span text:style-name="T1">&lt;class</text:span></text:span><text:span text:style-name="T1"> </text:span><text:span text:style-name="_5f_OOoComputerIdent"><text:span text:style-name="T1">AssocContainer</text:span></text:span><text:span text:style-name="_5f_OOoComputerKeyWord"><text:span text:style-name="T1">,</text:span></text:span><text:span text:style-name="T1"> </text:span><text:span text:style-name="_5f_OOoComputerKeyWord"><text:span text:style-name="T1">class</text:span></text:span><text:span text:style-name="T1"> </text:span><text:span text:style-name="_5f_OOoComputerIdent"><text:span text:style-name="T1">ForwardIterator</text:span></text:span><text:span text:style-name="_5f_OOoComputerKeyWord"><text:span text:style-name="T1">&gt;</text:span></text:span><text:span text:style-name="T1"></text:span></text:p>
      <text:p text:style-name="P2"><text:span text:style-name="_5f_OOoComputerKeyWord"><text:span text:style-name="T1">float</text:span></text:span><text:span text:style-name="T1"> </text:span><text:span text:style-name="_5f_OOoComputerIdent"><text:span text:style-name="T1">insert_time</text:span></text:span><text:span text:style-name="_5f_OOoComputerKeyWord"><text:span text:style-name="T1">(</text:span></text:span><text:span text:style-name="_5f_OOoComputerIdent"><text:span text:style-name="T1">AssocContainer</text:span></text:span><text:span text:style-name="T1"> </text:span><text:span text:style-name="_5f_OOoComputerKeyWord"><text:span text:style-name="T1">&amp;</text:span></text:span><text:span text:style-name="_5f_OOoComputerIdent"><text:span text:style-name="T1">container</text:span></text:span><text:span text:style-name="_5f_OOoComputerKeyWord"><text:span text:style-name="T1">,</text:span></text:span><text:span text:style-name="T1"> </text:span><text:span text:style-name="_5f_OOoComputerIdent"><text:span text:style-name="T1">ForwardIterator</text:span></text:span><text:span text:style-name="T1"> </text:span><text:span text:style-name="_5f_OOoComputerIdent"><text:span text:style-name="T1">iter_begin</text:span></text:span><text:span text:style-name="_5f_OOoComputerKeyWord"><text:span text:style-name="T1">,</text:span></text:span><text:span text:style-name="T1"> </text:span><text:span text:style-name="_5f_OOoComputerIdent"><text:span text:style-name="T1">ForwardIterator</text:span></text:span><text:span text:style-name="T1"> </text:span><text:span text:style-name="_5f_OOoComputerIdent"><text:span text:style-name="T1">iter_end</text:span></text:span><text:span text:style-name="_5f_OOoComputerKeyWord"><text:span text:style-name="T1">)</text:span></text:span><text:span text:style-name="T1"></text:span></text:p>
      <text:p text:style-name="P2"><text:span text:style-name="_5f_OOoComputerKeyWord"><text:span text:style-name="T1">{</text:span></text:span><text:span text:style-name="T1"></text:span></text:p>
      <text:p text:style-name="P2"><text:span text:style-name="T1"><text:tab/></text:span><text:span text:style-name="_5f_OOoComputerIdent"><text:span text:style-name="T1">clock_t</text:span></text:span><text:span text:style-name="T1"> </text:span><text:span text:style-name="_5f_OOoComputerIdent"><text:span text:style-name="T1">clockStart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clock</text:span></text:span><text:span text:style-name="_5f_OOoComputerKeyWord"><text:span text:style-name="T1">();</text:span></text:span><text:span text:style-name="T1"></text:span></text:p>
      <text:p text:style-name="P2"><text:span text:style-name="T1"><text:tab/></text:span><text:span text:style-name="_5f_OOoComputerIdent"><text:span text:style-name="T1">container</text:span></text:span><text:span text:style-name="_5f_OOoComputerKeyWord"><text:span text:style-name="T1">.</text:span></text:span><text:span text:style-name="_5f_OOoComputerIdent"><text:span text:style-name="T1">insert</text:span></text:span><text:span text:style-name="_5f_OOoComputerKeyWord"><text:span text:style-name="T1">(</text:span></text:span><text:span text:style-name="_5f_OOoComputerIdent"><text:span text:style-name="T1">iter_begin</text:span></text:span><text:span text:style-name="_5f_OOoComputerKeyWord"><text:span text:style-name="T1">,</text:span></text:span><text:span text:style-name="T1"> </text:span><text:span text:style-name="_5f_OOoComputerIdent"><text:span text:style-name="T1">iter_end</text:span></text:span><text:span text:style-name="_5f_OOoComputerKeyWord"><text:span text:style-name="T1">);</text:span></text:span><text:span text:style-name="T1"></text:span></text:p>
      <text:p text:style-name="P2"><text:span text:style-name="T1"><text:tab/></text:span><text:span text:style-name="_5f_OOoComputerKeyWord"><text:span text:style-name="T1">return</text:span></text:span><text:span text:style-name="T1"> </text:span><text:span text:style-name="_5f_OOoComputerKeyWord"><text:span text:style-name="T1">((float)</text:span></text:span><text:span text:style-name="_5f_OOoComputerIdent"><text:span text:style-name="T1">clock</text:span></text:span><text:span text:style-name="_5f_OOoComputerKeyWord"><text:span text:style-name="T1">()-</text:span></text:span><text:span text:style-name="_5f_OOoComputerIdent"><text:span text:style-name="T1">clockStart</text:span></text:span><text:span text:style-name="_5f_OOoComputerKeyWord"><text:span text:style-name="T1">)/</text:span></text:span><text:span text:style-name="_5f_OOoComputerIdent"><text:span text:style-name="T1">CLOCKS_PER_SEC</text:span></text:span><text:span text:style-name="_5f_OOoComputerKeyWord"><text:span text:style-name="T1">;</text:span></text:span><text:span text:style-name="T1"></text:span></text:p>
      <text:p text:style-name="P2"><text:span text:style-name="_5f_OOoComputerKeyWord"><text:span text:style-name="T1">}</text:span></text:span><text:span text:style-name="T1"></text:span></text:p>
      <text:p text:style-name="P3"></text:p>
      <text:p text:style-name="P2"><text:span text:style-name="_5f_OOoComputerKeyWord"><text:span text:style-name="T1">template</text:span></text:span><text:span text:style-name="T1"> </text:span><text:span text:style-name="_5f_OOoComputerKeyWord"><text:span text:style-name="T1">&lt;class</text:span></text:span><text:span text:style-name="T1"> </text:span><text:span text:style-name="_5f_OOoComputerIdent"><text:span text:style-name="T1">AssocContainer</text:span></text:span><text:span text:style-name="_5f_OOoComputerKeyWord"><text:span text:style-name="T1">,</text:span></text:span><text:span text:style-name="T1"> </text:span><text:span text:style-name="_5f_OOoComputerKeyWord"><text:span text:style-name="T1">class</text:span></text:span><text:span text:style-name="T1"> </text:span><text:span text:style-name="_5f_OOoComputerIdent"><text:span text:style-name="T1">Container</text:span></text:span><text:span text:style-name="_5f_OOoComputerKeyWord"><text:span text:style-name="T1">&gt;</text:span></text:span><text:span text:style-name="T1"></text:span></text:p>
      <text:p text:style-name="P2"><text:span text:style-name="_5f_OOoComputerKeyWord"><text:span text:style-name="T1">float</text:span></text:span><text:span text:style-name="T1"> </text:span><text:span text:style-name="_5f_OOoComputerIdent"><text:span text:style-name="T1">search_time</text:span></text:span><text:span text:style-name="_5f_OOoComputerKeyWord"><text:span text:style-name="T1">(</text:span></text:span><text:span text:style-name="_5f_OOoComputerIdent"><text:span text:style-name="T1">AssocContainer</text:span></text:span><text:span text:style-name="T1"> </text:span><text:span text:style-name="_5f_OOoComputerKeyWord"><text:span text:style-name="T1">&amp;</text:span></text:span><text:span text:style-name="_5f_OOoComputerIdent"><text:span text:style-name="T1">container</text:span></text:span><text:span text:style-name="_5f_OOoComputerKeyWord"><text:span text:style-name="T1">,</text:span></text:span><text:span text:style-name="T1"> </text:span><text:span text:style-name="_5f_OOoComputerIdent"><text:span text:style-name="T1">Container</text:span></text:span><text:span text:style-name="T1"> </text:span><text:span text:style-name="_5f_OOoComputerKeyWord"><text:span text:style-name="T1">&amp;</text:span></text:span><text:span text:style-name="_5f_OOoComputerIdent"><text:span text:style-name="T1">search_items</text:span></text:span><text:span text:style-name="_5f_OOoComputerKeyWord"><text:span text:style-name="T1">)</text:span></text:span><text:span text:style-name="T1"></text:span></text:p>
      <text:p text:style-name="P2"><text:span text:style-name="_5f_OOoComputerKeyWord"><text:span text:style-name="T1">{</text:span></text:span><text:span text:style-name="T1"></text:span></text:p>
      <text:p text:style-name="P2"><text:span text:style-name="T1"><text:tab/></text:span><text:span text:style-name="_5f_OOoComputerIdent"><text:span text:style-name="T1">clock_t</text:span></text:span><text:span text:style-name="T1"> </text:span><text:span text:style-name="_5f_OOoComputerIdent"><text:span text:style-name="T1">clockStart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clock</text:span></text:span><text:span text:style-name="_5f_OOoComputerKeyWord"><text:span text:style-name="T1">();</text:span></text:span><text:span text:style-name="T1"></text:span></text:p>
      <text:p text:style-name="P2"><text:span text:style-name="T1"><text:tab/></text:span><text:span text:style-name="_5f_OOoComputerKeyWord"><text:span text:style-name="T1">for(auto</text:span></text:span><text:span text:style-name="T1"> </text:span><text:span text:style-name="_5f_OOoComputerIdent"><text:span text:style-name="T1">item</text:span></text:span><text:span text:style-name="T1"> </text:span><text:span text:style-name="_5f_OOoComputerKeyWord"><text:span text:style-name="T1">:</text:span></text:span><text:span text:style-name="T1"> </text:span><text:span text:style-name="_5f_OOoComputerIdent"><text:span text:style-name="T1">search_items</text:span></text:span><text:span text:style-name="_5f_OOoComputerKeyWord"><text:span text:style-name="T1">)</text:span></text:span><text:span text:style-name="T1"></text:span></text:p>
      <text:p text:style-name="P2"><text:span text:style-name="T1"><text:tab/></text:span><text:span text:style-name="_5f_OOoComputerKeyWord"><text:span text:style-name="T1">{</text:span></text:span><text:span text:style-name="T1"></text:span></text:p>
      <text:p text:style-name="P2"><text:span text:style-name="T1"><text:tab/><text:tab/></text:span><text:span text:style-name="_5f_OOoComputerIdent"><text:span text:style-name="T1">container</text:span></text:span><text:span text:style-name="_5f_OOoComputerKeyWord"><text:span text:style-name="T1">.</text:span></text:span><text:span text:style-name="_5f_OOoComputerIdent"><text:span text:style-name="T1">find</text:span></text:span><text:span text:style-name="_5f_OOoComputerKeyWord"><text:span text:style-name="T1">(</text:span></text:span><text:span text:style-name="_5f_OOoComputerIdent"><text:span text:style-name="T1">item</text:span></text:span><text:span text:style-name="_5f_OOoComputerKeyWord"><text:span text:style-name="T1">);</text:span></text:span><text:span text:style-name="T1"></text:span></text:p>
      <text:p text:style-name="P2"><text:span text:style-name="T1"><text:tab/></text:span><text:span text:style-name="_5f_OOoComputerKeyWord"><text:span text:style-name="T1">}</text:span></text:span><text:span text:style-name="T1"></text:span></text:p>
      <text:p text:style-name="P2"><text:soft-page-break/><text:span text:style-name="T1"><text:tab/></text:span><text:span text:style-name="_5f_OOoComputerKeyWord"><text:span text:style-name="T1">return</text:span></text:span><text:span text:style-name="T1"> </text:span><text:span text:style-name="_5f_OOoComputerKeyWord"><text:span text:style-name="T1">((float)</text:span></text:span><text:span text:style-name="_5f_OOoComputerIdent"><text:span text:style-name="T1">clock</text:span></text:span><text:span text:style-name="_5f_OOoComputerKeyWord"><text:span text:style-name="T1">()-</text:span></text:span><text:span text:style-name="_5f_OOoComputerIdent"><text:span text:style-name="T1">clockStart</text:span></text:span><text:span text:style-name="_5f_OOoComputerKeyWord"><text:span text:style-name="T1">)/</text:span></text:span><text:span text:style-name="_5f_OOoComputerIdent"><text:span text:style-name="T1">CLOCKS_PER_SEC</text:span></text:span><text:span text:style-name="_5f_OOoComputerKeyWord"><text:span text:style-name="T1">;</text:span></text:span><text:span text:style-name="T1"></text:span></text:p>
      <text:p text:style-name="P2"><text:span text:style-name="_5f_OOoComputerKeyWord"><text:span text:style-name="T1">}</text:span></text:span><text:span text:style-name="T1"></text:span></text:p>
      <text:p text:style-name="P3"></text:p>
      <text:p text:style-name="P2"><text:span text:style-name="_5f_OOoComputerKeyWord"><text:span text:style-name="T1">int</text:span></text:span><text:span text:style-name="T1"> </text:span><text:span text:style-name="_5f_OOoComputerIdent"><text:span text:style-name="T1">main</text:span></text:span><text:span text:style-name="_5f_OOoComputerKeyWord"><text:span text:style-name="T1">(int</text:span></text:span><text:span text:style-name="T1"> </text:span><text:span text:style-name="_5f_OOoComputerIdent"><text:span text:style-name="T1">argc</text:span></text:span><text:span text:style-name="_5f_OOoComputerKeyWord"><text:span text:style-name="T1">,</text:span></text:span><text:span text:style-name="T1"> </text:span><text:span text:style-name="_5f_OOoComputerKeyWord"><text:span text:style-name="T1">char</text:span></text:span><text:span text:style-name="T1"> </text:span><text:span text:style-name="_5f_OOoComputerKeyWord"><text:span text:style-name="T1">*</text:span></text:span><text:span text:style-name="_5f_OOoComputerIdent"><text:span text:style-name="T1">argv</text:span></text:span><text:span text:style-name="_5f_OOoComputerKeyWord"><text:span text:style-name="T1">[])</text:span></text:span><text:span text:style-name="T1"> </text:span><text:span text:style-name="_5f_OOoComputerKeyWord"><text:span text:style-name="T1">{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ifstream</text:span></text:span><text:span text:style-name="T1"> </text:span><text:span text:style-name="_5f_OOoComputerIdent"><text:span text:style-name="T1">in_english</text:span></text:span><text:span text:style-name="_5f_OOoComputerKeyWord"><text:span text:style-name="T1">(</text:span></text:span><text:span text:style-name="_5f_OOoComputerLiteral"><text:span text:style-name="T1">"english.dic"</text:span></text:span><text:span text:style-name="_5f_OOoComputerKeyWord"><text:span text:style-name="T1">,</text:span></text:span><text:span text:style-name="T1"> </text:span><text:span text:style-name="_5f_OOoComputerKeyWord"><text:span text:style-name="T1">std::</text:span></text:span><text:span text:style-name="_5f_OOoComputerIdent"><text:span text:style-name="T1">ifstream</text:span></text:span><text:span text:style-name="_5f_OOoComputerKeyWord"><text:span text:style-name="T1">::</text:span></text:span><text:span text:style-name="_5f_OOoComputerIdent"><text:span text:style-name="T1">in</text:span></text:span><text:span text:style-name="_5f_OOoComputerKeyWord"><text:span text:style-name="T1">)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ifstream</text:span></text:span><text:span text:style-name="T1"> </text:span><text:span text:style-name="_5f_OOoComputerIdent"><text:span text:style-name="T1">in_polish</text:span></text:span><text:span text:style-name="_5f_OOoComputerKeyWord"><text:span text:style-name="T1">(</text:span></text:span><text:span text:style-name="_5f_OOoComputerLiteral"><text:span text:style-name="T1">"polish.dic"</text:span></text:span><text:span text:style-name="_5f_OOoComputerKeyWord"><text:span text:style-name="T1">,</text:span></text:span><text:span text:style-name="T1"> </text:span><text:span text:style-name="_5f_OOoComputerKeyWord"><text:span text:style-name="T1">std::</text:span></text:span><text:span text:style-name="_5f_OOoComputerIdent"><text:span text:style-name="T1">ifstream</text:span></text:span><text:span text:style-name="_5f_OOoComputerKeyWord"><text:span text:style-name="T1">::</text:span></text:span><text:span text:style-name="_5f_OOoComputerIdent"><text:span text:style-name="T1">in</text:span></text:span><text:span text:style-name="_5f_OOoComputerKeyWord"><text:span text:style-name="T1">)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istream_itera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in_iter_english</text:span></text:span><text:span text:style-name="_5f_OOoComputerKeyWord"><text:span text:style-name="T1">(</text:span></text:span><text:span text:style-name="_5f_OOoComputerIdent"><text:span text:style-name="T1">in_english</text:span></text:span><text:span text:style-name="_5f_OOoComputerKeyWord"><text:span text:style-name="T1">),</text:span></text:span><text:span text:style-name="T1"> </text:span><text:span text:style-name="_5f_OOoComputerIdent"><text:span text:style-name="T1">in_iter_polish</text:span></text:span><text:span text:style-name="_5f_OOoComputerKeyWord"><text:span text:style-name="T1">(</text:span></text:span><text:span text:style-name="_5f_OOoComputerIdent"><text:span text:style-name="T1">in_polish</text:span></text:span><text:span text:style-name="_5f_OOoComputerKeyWord"><text:span text:style-name="T1">),</text:span></text:span><text:span text:style-name="T1"> </text:span><text:span text:style-name="_5f_OOoComputerIdent"><text:span text:style-name="T1">eos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lines_english</text:span></text:span><text:span text:style-name="_5f_OOoComputerKeyWord"><text:span text:style-name="T1">(</text:span></text:span><text:span text:style-name="_5f_OOoComputerIdent"><text:span text:style-name="T1">in_iter_english</text:span></text:span><text:span text:style-name="_5f_OOoComputerKeyWord"><text:span text:style-name="T1">,</text:span></text:span><text:span text:style-name="T1"> </text:span><text:span text:style-name="_5f_OOoComputerIdent"><text:span text:style-name="T1">eos</text:span></text:span><text:span text:style-name="_5f_OOoComputerKeyWord"><text:span text:style-name="T1">)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lines_polish</text:span></text:span><text:span text:style-name="_5f_OOoComputerKeyWord"><text:span text:style-name="T1">(</text:span></text:span><text:span text:style-name="_5f_OOoComputerIdent"><text:span text:style-name="T1">in_iter_polish</text:span></text:span><text:span text:style-name="_5f_OOoComputerKeyWord"><text:span text:style-name="T1">,</text:span></text:span><text:span text:style-name="T1"> </text:span><text:span text:style-name="_5f_OOoComputerIdent"><text:span text:style-name="T1">eos</text:span></text:span><text:span text:style-name="_5f_OOoComputerKeyWord"><text:span text:style-name="T1">);</text:span></text:span><text:span text:style-name="T1"></text:span></text:p>
      <text:p text:style-name="P3"></text:p>
      <text:p text:style-name="P2"><text:span text:style-name="T1"><text:tab/></text:span><text:span text:style-name="_5f_OOoComputerIdent"><text:span text:style-name="T1">srand</text:span></text:span><text:span text:style-name="_5f_OOoComputerKeyWord"><text:span text:style-name="T1">(unsigned(</text:span></text:span><text:span text:style-name="_5f_OOoComputerIdent"><text:span text:style-name="T1">time</text:span></text:span><text:span text:style-name="_5f_OOoComputerKeyWord"><text:span text:style-name="T1">(</text:span></text:span><text:span text:style-name="_5f_OOoComputerLiteral"><text:span text:style-name="T1">0</text:span></text:span><text:span text:style-name="_5f_OOoComputerKeyWord"><text:span text:style-name="T1">)))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random_shuffle</text:span></text:span><text:span text:style-name="_5f_OOoComputerKeyWord"><text:span text:style-name="T1">(</text:span></text:span><text:span text:style-name="_5f_OOoComputerIdent"><text:span text:style-name="T1">lines_eng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_english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random_shuffle</text:span></text:span><text:span text:style-name="_5f_OOoComputerKeyWord"><text:span text:style-name="T1">(</text:span>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</text:span></text:p>
      <text:p text:style-name="P3">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set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set_polish</text:span></text:span><text:span text:style-name="_5f_OOoComputerKeyWord"><text:span text:style-name="T1">,</text:span></text:span><text:span text:style-name="T1"> </text:span><text:span text:style-name="_5f_OOoComputerIdent"><text:span text:style-name="T1">set_english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unordered_set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uset_polish</text:span></text:span><text:span text:style-name="_5f_OOoComputerKeyWord"><text:span text:style-name="T1">,</text:span></text:span><text:span text:style-name="T1"> </text:span><text:span text:style-name="_5f_OOoComputerIdent"><text:span text:style-name="T1">uset_english</text:span></text:span><text:span text:style-name="_5f_OOoComputerKeyWord"><text:span text:style-name="T1">;</text:span></text:span><text:span text:style-name="T1"></text:span></text:p>
      <text:p text:style-name="P3"><text:tab/>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English to std::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insert_time</text:span></text:span><text:span text:style-name="_5f_OOoComputerKeyWord"><text:span text:style-name="T1">(</text:span></text:span><text:span text:style-name="_5f_OOoComputerIdent"><text:span text:style-name="T1">set_english</text:span></text:span><text:span text:style-name="_5f_OOoComputerKeyWord"><text:span text:style-name="T1">,</text:span></text:span><text:span text:style-name="T1"> </text:span><text:span text:style-name="_5f_OOoComputerIdent"><text:span text:style-name="T1">lines_eng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_english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Polish to std::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insert_time</text:span></text:span><text:span text:style-name="_5f_OOoComputerKeyWord"><text:span text:style-name="T1">(</text:span></text:span><text:span text:style-name="_5f_OOoComputerIdent"><text:span text:style-name="T1">set_polish</text:span></text:span><text:span text:style-name="_5f_OOoComputerKeyWord"><text:span text:style-name="T1">,</text:span></text:span><text:span text:style-name="T1"> 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English to std::unordered_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insert_time</text:span></text:span><text:span text:style-name="_5f_OOoComputerKeyWord"><text:span text:style-name="T1">(</text:span></text:span><text:span text:style-name="_5f_OOoComputerIdent"><text:span text:style-name="T1">uset_english</text:span></text:span><text:span text:style-name="_5f_OOoComputerKeyWord"><text:span text:style-name="T1">,</text:span></text:span><text:span text:style-name="T1"> </text:span><text:span text:style-name="_5f_OOoComputerIdent"><text:span text:style-name="T1">lines_eng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_english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Polish to std::unordered_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insert_time</text:span></text:span><text:span text:style-name="_5f_OOoComputerKeyWord"><text:span text:style-name="T1">(</text:span></text:span><text:span text:style-name="_5f_OOoComputerIdent"><text:span text:style-name="T1">uset_polish</text:span></text:span><text:span text:style-name="_5f_OOoComputerKeyWord"><text:span text:style-name="T1">,</text:span></text:span><text:span text:style-name="T1"> 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3">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English searching in std::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search_time</text:span></text:span><text:span text:style-name="_5f_OOoComputerKeyWord"><text:span text:style-name="T1">(</text:span></text:span><text:span text:style-name="_5f_OOoComputerIdent"><text:span text:style-name="T1">set_english</text:span></text:span><text:span text:style-name="_5f_OOoComputerKeyWord"><text:span text:style-name="T1">,</text:span></text:span><text:span text:style-name="T1"> </text:span><text:span text:style-name="_5f_OOoComputerIdent"><text:span text:style-name="T1">lines_english</text:span></text:span><text:span text:style-name="_5f_OOoComputerKeyWord"><text:span text:style-name="T1">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Polish searching in std::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search_time</text:span></text:span><text:span text:style-name="_5f_OOoComputerKeyWord"><text:span text:style-name="T1">(</text:span></text:span><text:span text:style-name="_5f_OOoComputerIdent"><text:span text:style-name="T1">set_polish</text:span></text:span><text:span text:style-name="_5f_OOoComputerKeyWord"><text:span text:style-name="T1">,</text:span></text:span><text:span text:style-name="T1"> </text:span><text:span text:style-name="_5f_OOoComputerIdent"><text:span text:style-name="T1">lines_polish</text:span></text:span><text:span text:style-name="_5f_OOoComputerKeyWord"><text:span text:style-name="T1">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English searching in std::unordered_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search_time</text:span></text:span><text:span text:style-name="_5f_OOoComputerKeyWord"><text:span text:style-name="T1">(</text:span></text:span><text:span text:style-name="_5f_OOoComputerIdent"><text:span text:style-name="T1">uset_english</text:span></text:span><text:span text:style-name="_5f_OOoComputerKeyWord"><text:span text:style-name="T1">,</text:span></text:span><text:span text:style-name="T1"> </text:span><text:span text:style-name="_5f_OOoComputerIdent"><text:span text:style-name="T1">lines_english</text:span></text:span><text:span text:style-name="_5f_OOoComputerKeyWord"><text:span text:style-name="T1">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Polish searching in std::unordered_set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search_time</text:span></text:span><text:span text:style-name="_5f_OOoComputerKeyWord"><text:span text:style-name="T1">(</text:span></text:span><text:span text:style-name="_5f_OOoComputerIdent"><text:span text:style-name="T1">uset_polish</text:span></text:span><text:span text:style-name="_5f_OOoComputerKeyWord"><text:span text:style-name="T1">,</text:span></text:span><text:span text:style-name="T1"> </text:span><text:span text:style-name="_5f_OOoComputerIdent"><text:span text:style-name="T1">lines_polish</text:span></text:span><text:span text:style-name="_5f_OOoComputerKeyWord"><text:span text:style-name="T1">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3"></text:p>
      <text:p text:style-name="P2"><text:span text:style-name="T1"><text:tab/></text:span><text:span text:style-name="_5f_OOoComputerKeyWord"><text:span text:style-name="T1">float</text:span></text:span><text:span text:style-name="T1"> </text:span><text:span text:style-name="_5f_OOoComputerIdent"><text:span text:style-name="T1">slices</text:span></text:span><text:span text:style-name="_5f_OOoComputerKeyWord"><text:span text:style-name="T1">[]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{</text:span></text:span><text:span text:style-name="_5f_OOoComputerLiteral"><text:span text:style-name="T1">0.05</text:span></text:span><text:span text:style-name="_5f_OOoComputerKeyWord"><text:span text:style-name="T1">,</text:span></text:span><text:span text:style-name="T1"> </text:span><text:span text:style-name="_5f_OOoComputerLiteral"><text:span text:style-name="T1">0.1</text:span></text:span><text:span text:style-name="_5f_OOoComputerKeyWord"><text:span text:style-name="T1">,</text:span></text:span><text:span text:style-name="T1"> </text:span><text:span text:style-name="_5f_OOoComputerLiteral"><text:span text:style-name="T1">0.2</text:span></text:span><text:span text:style-name="_5f_OOoComputerKeyWord"><text:span text:style-name="T1">,</text:span></text:span><text:span text:style-name="T1"> </text:span><text:span text:style-name="_5f_OOoComputerLiteral"><text:span text:style-name="T1">0.4</text:span></text:span><text:span text:style-name="_5f_OOoComputerKeyWord"><text:span text:style-name="T1">,</text:span></text:span><text:span text:style-name="T1"> </text:span><text:span text:style-name="_5f_OOoComputerLiteral"><text:span text:style-name="T1">0.7</text:span></text:span><text:span text:style-name="_5f_OOoComputerKeyWord"><text:span text:style-name="T1">,</text:span></text:span><text:span text:style-name="T1"> </text:span><text:span text:style-name="_5f_OOoComputerLiteral"><text:span text:style-name="T1">1</text:span></text:span><text:span text:style-name="_5f_OOoComputerKeyWord"><text:span text:style-name="T1">};</text:span></text:span><text:span text:style-name="T1"></text:span></text:p>
      <text:p text:style-name="P2"><text:span text:style-name="T1"><text:tab/></text:span><text:span text:style-name="_5f_OOoComputerKeyWord"><text:span text:style-name="T1">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test_lines</text:span></text:span><text:span text:style-name="_5f_OOoComputerKeyWord"><text:span text:style-name="T1">;</text:span></text:span><text:span text:style-name="T1"></text:span></text:p>
      <text:p text:style-name="P3"></text:p>
      <text:p text:style-name="P2"><text:span text:style-name="T1"><text:tab/></text:span><text:span text:style-name="_5f_OOoComputerKeyWord"><text:span text:style-name="T1">for(float</text:span></text:span><text:span text:style-name="T1"> </text:span><text:span text:style-name="_5f_OOoComputerIdent"><text:span text:style-name="T1">ratio</text:span></text:span><text:span text:style-name="T1"> </text:span><text:span text:style-name="_5f_OOoComputerKeyWord"><text:span text:style-name="T1">:</text:span></text:span><text:span text:style-name="T1"> </text:span><text:span text:style-name="_5f_OOoComputerIdent"><text:span text:style-name="T1">slices</text:span></text:span><text:span text:style-name="_5f_OOoComputerKeyWord"><text:span text:style-name="T1">)</text:span></text:span><text:span text:style-name="T1"></text:span></text:p>
      <text:p text:style-name="P2"><text:span text:style-name="T1"><text:tab/></text:span><text:span text:style-name="_5f_OOoComputerKeyWord"><text:span text:style-name="T1">{</text:span></text:span><text:span text:style-name="T1"></text:span></text:p>
      <text:p text:style-name="P2"><text:span text:style-name="T1"><text:tab/><text:tab/></text:span><text:span text:style-name="_5f_OOoComputerIdent"><text:span text:style-name="T1">test_lines</text:span></text:span><text:span text:style-name="_5f_OOoComputerKeyWord"><text:span text:style-name="T1">.</text:span></text:span><text:span text:style-name="_5f_OOoComputerIdent"><text:span text:style-name="T1">insert</text:span></text:span><text:span text:style-name="_5f_OOoComputerKeyWord"><text:span text:style-name="T1">(</text:span></text:span><text:span text:style-name="_5f_OOoComputerIdent"><text:span text:style-name="T1">test_lines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,</text:span></text:span><text:span text:style-name="T1"> 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+(int)</text:span></text:span><text:span text:style-name="_5f_OOoComputerIdent"><text:span text:style-name="T1">round</text:span></text:span><text:span text:style-name="_5f_OOoComputerKeyWord"><text:span text:style-name="T1">(</text:span></text:span><text:span text:style-name="_5f_OOoComputerIdent"><text:span text:style-name="T1">lines_polish</text:span></text:span><text:span text:style-name="_5f_OOoComputerKeyWord"><text:span text:style-name="T1">.</text:span></text:span><text:span text:style-name="_5f_OOoComputerIdent"><text:span text:style-name="T1">size</text:span></text:span><text:span text:style-name="_5f_OOoComputerKeyWord"><text:span text:style-name="T1">()*</text:span></text:span><text:span text:style-name="_5f_OOoComputerIdent"><text:span text:style-name="T1">ratio</text:span></text:span><text:span text:style-name="_5f_OOoComputerKeyWord"><text:span text:style-name="T1">));</text:span></text:span><text:span text:style-name="T1"></text:span></text:p>
      <text:p text:style-name="P2"><text:span text:style-name="T1"><text:tab/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Polish searching in std::set for ratio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ratio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search_time</text:span></text:span><text:span text:style-name="_5f_OOoComputerKeyWord"><text:span text:style-name="T1">(</text:span></text:span><text:span text:style-name="_5f_OOoComputerIdent"><text:span text:style-name="T1">set_polish</text:span></text:span><text:span text:style-name="_5f_OOoComputerKeyWord"><text:span text:style-name="T1">,</text:span></text:span><text:span text:style-name="T1"> </text:span><text:span text:style-name="_5f_OOoComputerIdent"><text:span text:style-name="T1">test_lines</text:span></text:span><text:span text:style-name="_5f_OOoComputerKeyWord"><text:span text:style-name="T1">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Polish searching in std::unordered_set for ratio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ratio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search_time</text:span></text:span><text:span text:style-name="_5f_OOoComputerKeyWord"><text:span text:style-name="T1">(</text:span></text:span><text:span text:style-name="_5f_OOoComputerIdent"><text:span text:style-name="T1">uset_polish</text:span></text:span><text:span text:style-name="_5f_OOoComputerKeyWord"><text:span text:style-name="T1">,</text:span></text:span><text:span text:style-name="T1"> </text:span><text:span text:style-name="_5f_OOoComputerIdent"><text:span text:style-name="T1">test_lines</text:span></text:span><text:span text:style-name="_5f_OOoComputerKeyWord"><text:span text:style-name="T1">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</text:span></text:p>
      <text:p text:style-name="P2"><text:span text:style-name="T1"><text:tab/><text:tab/></text:span><text:span text:style-name="_5f_OOoComputerIdent"><text:span text:style-name="T1">test_lines</text:span></text:span><text:span text:style-name="_5f_OOoComputerKeyWord"><text:span text:style-name="T1">.</text:span></text:span><text:span text:style-name="_5f_OOoComputerIdent"><text:span text:style-name="T1">clear</text:span></text:span><text:span text:style-name="_5f_OOoComputerKeyWord"><text:span text:style-name="T1">();</text:span></text:span><text:span text:style-name="T1"></text:span></text:p>
      <text:p text:style-name="P2"><text:span text:style-name="T1"><text:tab/></text:span><text:span text:style-name="_5f_OOoComputerKeyWord"><text:span text:style-name="T1">}</text:span></text:span><text:span text:style-name="T1"></text:span></text:p>
      <text:p text:style-name="P3"></text:p>
      <text:p text:style-name="P2"><text:span text:style-name="T1"><text:tab/></text:span><text:span text:style-name="_5f_OOoComputerKeyWord"><text:span text:style-name="T1">return</text:span></text:span><text:span text:style-name="T1"> </text:span><text:span text:style-name="_5f_OOoComputerLiteral"><text:span text:style-name="T1">0</text:span></text:span><text:span text:style-name="_5f_OOoComputerKeyWord"><text:span text:style-name="T1">;</text:span></text:span><text:span text:style-name="T1"> </text:span><text:span text:style-name="_5f_OOoComputerComment"><text:span text:style-name="T1">//Huge success!</text:span></text:span></text:p>
      <text:p text:style-name="P2"><text:span text:style-name="_5f_OOoComputerKeyWord"><text:span text:style-name="T1">}</text:span></text:span></text:p>
      <text:p text:style-name="P2"><text:span text:style-name="_5f_OOoComputerKeyWord"><text:span text:style-name="T1"/></text:span></text:p>
      <text:p text:style-name="P5">Zadanie 2</text:p>
      <text:p text:style-name="P1"/>
      <text:p text:style-name="P3"><text:span text:style-name="_5f_OOoComputerComment">// Marius Rejdak</text:span></text:p>
      <text:p text:style-name="P3"><text:span text:style-name="_5f_OOoComputerComment">// Informatyka, mgr, OS1</text:span></text:p>
      <text:p text:style-name="P3"></text:p>
      <text:p text:style-name="P3"><text:span text:style-name="_5f_OOoComputerComment"><text:span text:style-name="T3">/*</text:span></text:span><text:span text:style-name="T3"></text:span></text:p>
      <text:p text:style-name="P4"></text:p>
      <text:p text:style-name="P3"><text:span text:style-name="_5f_OOoComputerComment"><text:span text:style-name="T3">Running:</text:span></text:span></text:p>
      <text:p text:style-name="P3"><text:span text:style-name="_5f_OOoComputerComment"><text:span text:style-name="T3">#!/</text:span></text:span><text:span text:style-name="_5f_OOoComputerIdent"><text:span text:style-name="T3">bin/fish</text:span></text:span></text:p>
      <text:p text:style-name="P3"><text:span text:style-name="_5f_OOoComputerIdent"><text:span text:style-name="T3">g</text:span></text:span><text:span text:style-name="_5f_OOoComputerKeyWord"><text:span text:style-name="T3">++</text:span></text:span><text:span text:style-name="T3"> </text:span><text:span text:style-name="_5f_OOoComputerKeyWord"><text:span text:style-name="T3">-</text:span></text:span><text:span text:style-name="_5f_OOoComputerIdent"><text:span text:style-name="T3">Wall </text:span></text:span><text:span text:style-name="_5f_OOoComputerKeyWord"><text:span text:style-name="T3">-std=</text:span></text:span><text:span text:style-name="_5f_OOoComputerIdent"><text:span text:style-name="T3">c</text:span></text:span><text:span text:style-name="_5f_OOoComputerKeyWord"><text:span text:style-name="T3">++</text:span></text:span><text:span text:style-name="_5f_OOoComputerLiteral"><text:span text:style-name="T3">11</text:span></text:span><text:span text:style-name="T3"> </text:span><text:span text:style-name="_5f_OOoComputerKeyWord"><text:span text:style-name="T3">-</text:span></text:span><text:span text:style-name="_5f_OOoComputerIdent"><text:span text:style-name="T3">o3</text:span></text:span><text:span text:style-name="T3"> </text:span><text:span text:style-name="_5f_OOoComputerKeyWord"><text:span text:style-name="T3">-</text:span></text:span><text:span text:style-name="_5f_OOoComputerIdent"><text:span text:style-name="T3">o</text:span></text:span><text:span text:style-name="T3"> </text:span><text:span text:style-name="_5f_OOoComputerIdent"><text:span text:style-name="T3">zad2</text:span></text:span><text:span text:style-name="T3"> </text:span><text:span text:style-name="_5f_OOoComputerIdent"><text:span text:style-name="T3">zad2</text:span></text:span><text:span text:style-name="_5f_OOoComputerKeyWord"><text:span text:style-name="T3">.</text:span></text:span><text:span text:style-name="_5f_OOoComputerIdent"><text:span text:style-name="T3">cpp</text:span></text:span><text:span text:style-name="T3"></text:span></text:p>
      <text:p text:style-name="P3"><text:span text:style-name="_5f_OOoComputerKeyWord"><text:span text:style-name="T3">./</text:span></text:span><text:span text:style-name="_5f_OOoComputerIdent"><text:span text:style-name="T3">zad2</text:span></text:span><text:span text:style-name="T3"> </text:span><text:span text:style-name="_5f_OOoComputerIdent"><text:span text:style-name="T3">polish</text:span></text:span><text:span text:style-name="_5f_OOoComputerKeyWord"><text:span text:style-name="T3">.</text:span></text:span><text:span text:style-name="_5f_OOoComputerIdent"><text:span text:style-name="T3">dic</text:span></text:span><text:span text:style-name="T3"> </text:span><text:span text:style-name="_5f_OOoComputerKeyWord"><text:span text:style-name="T3">&lt;&lt;</text:span></text:span><text:span text:style-name="T3"> </text:span><text:span text:style-name="_5f_OOoComputerIdent"><text:span text:style-name="T3">cat</text:span></text:span><text:span text:style-name="T3"> </text:span><text:span text:style-name="_5f_OOoComputerIdent"><text:span text:style-name="T3">text</text:span></text:span><text:span text:style-name="_5f_OOoComputerKeyWord"><text:span text:style-name="T3">.</text:span></text:span><text:span text:style-name="_5f_OOoComputerIdent"><text:span text:style-name="T3">txt</text:span></text:span><text:span text:style-name="T3"></text:span></text:p>
      <text:p text:style-name="P4"></text:p>
      <text:p text:style-name="P3"><text:span text:style-name="_5f_OOoComputerKeyWord"><text:span text:style-name="T3">*/</text:span></text:span></text:p>
      <text:p text:style-name="P3"></text:p>
      <text:p text:style-name="P3"><text:span text:style-name="_5f_OOoComputerKeyWord">#include</text:span> <text:span text:style-name="_5f_OOoComputerKeyWord">&lt;</text:span><text:span text:style-name="_5f_OOoComputerIdent">iostream</text:span><text:span text:style-name="_5f_OOoComputerKeyWord">&gt;</text:span> <text:s text:c="4"/><text:span text:style-name="_5f_OOoComputerComment">// std::cout, std::cin</text:span></text:p>
      <text:p text:style-name="P3"><text:span text:style-name="_5f_OOoComputerKeyWord">#include</text:span> <text:span text:style-name="_5f_OOoComputerKeyWord">&lt;</text:span><text:span text:style-name="_5f_OOoComputerIdent">fstream</text:span><text:span text:style-name="_5f_OOoComputerKeyWord">&gt;</text:span><text:tab/><text:tab/><text:span text:style-name="_5f_OOoComputerComment">// std::ifstream</text:span></text:p>
      <text:p text:style-name="P3"><text:span text:style-name="_5f_OOoComputerKeyWord">#include</text:span> <text:span text:style-name="_5f_OOoComputerKeyWord">&lt;</text:span><text:span text:style-name="_5f_OOoComputerIdent">iterator</text:span><text:span text:style-name="_5f_OOoComputerKeyWord">&gt;</text:span><text:tab/><text:tab/><text:span text:style-name="_5f_OOoComputerComment">// std::istream_iterator</text:span></text:p>
      <text:p text:style-name="P3"><text:span text:style-name="_5f_OOoComputerKeyWord">#include</text:span> <text:span text:style-name="_5f_OOoComputerKeyWord">&lt;</text:span><text:span text:style-name="_5f_OOoComputerIdent">string</text:span><text:span text:style-name="_5f_OOoComputerKeyWord">&gt;</text:span><text:tab/><text:tab/><text:span text:style-name="_5f_OOoComputerComment">// std::string</text:span></text:p>
      <text:p text:style-name="P3"><text:span text:style-name="_5f_OOoComputerKeyWord">#include</text:span> <text:span text:style-name="_5f_OOoComputerKeyWord">&lt;</text:span><text:span text:style-name="_5f_OOoComputerIdent">sstream</text:span><text:span text:style-name="_5f_OOoComputerKeyWord">&gt;</text:span><text:tab/><text:tab/><text:span text:style-name="_5f_OOoComputerComment">// std::ostringstream</text:span></text:p>
      <text:p text:style-name="P3"><text:span text:style-name="_5f_OOoComputerKeyWord">#include</text:span> <text:span text:style-name="_5f_OOoComputerKeyWord">&lt;</text:span><text:span text:style-name="_5f_OOoComputerIdent">vector</text:span><text:span text:style-name="_5f_OOoComputerKeyWord">&gt;</text:span><text:tab/><text:tab/><text:span text:style-name="_5f_OOoComputerComment">// std::vector</text:span></text:p>
      <text:p text:style-name="P3"><text:span text:style-name="_5f_OOoComputerKeyWord">#include</text:span> <text:span text:style-name="_5f_OOoComputerKeyWord">&lt;</text:span><text:span text:style-name="_5f_OOoComputerIdent">unordered_set</text:span><text:span text:style-name="_5f_OOoComputerKeyWord">&gt;</text:span> <text:span text:style-name="_5f_OOoComputerComment">// std::unordered_set</text:span></text:p>
      <text:p text:style-name="P3"><text:span text:style-name="_5f_OOoComputerKeyWord">#include</text:span> <text:span text:style-name="_5f_OOoComputerKeyWord">&lt;</text:span><text:span text:style-name="_5f_OOoComputerIdent">ctype</text:span><text:span text:style-name="_5f_OOoComputerKeyWord">.</text:span><text:span text:style-name="_5f_OOoComputerIdent">h</text:span><text:span text:style-name="_5f_OOoComputerKeyWord">&gt;</text:span><text:tab/><text:tab/><text:span text:style-name="_5f_OOoComputerComment">// isupper, tolower</text:span></text:p>
      <text:p text:style-name="P3"></text:p>
      <text:p text:style-name="P3"><text:span text:style-name="_5f_OOoComputerKeyWord">enum</text:span> <text:span text:style-name="_5f_OOoComputerIdent">STRING_CASE</text:span> <text:span text:style-name="_5f_OOoComputerKeyWord">{</text:span><text:span text:style-name="_5f_OOoComputerIdent">STRING_CASE_Lower</text:span><text:span text:style-name="_5f_OOoComputerKeyWord">,</text:span> <text:span text:style-name="_5f_OOoComputerIdent">STRING_CASE_First_Upper</text:span><text:span text:style-name="_5f_OOoComputerKeyWord">,</text:span> <text:span text:style-name="_5f_OOoComputerIdent">STRING_CASE_All_Upper</text:span><text:span text:style-name="_5f_OOoComputerKeyWord">,</text:span> <text:span text:style-name="_5f_OOoComputerIdent">STRING_CASE_Mixed</text:span><text:span text:style-name="_5f_OOoComputerKeyWord">};</text:span></text:p>
      <text:p text:style-name="P3"></text:p>
      <text:p text:style-name="P3"><text:span text:style-name="_5f_OOoComputerKeyWord">enum</text:span> <text:span text:style-name="_5f_OOoComputerIdent">STRING_CASE</text:span> <text:span text:style-name="_5f_OOoComputerIdent">test_string_case</text:span><text:span text:style-name="_5f_OOoComputerKeyWord">(std::</text:span><text:span text:style-name="_5f_OOoComputerIdent">string</text:span> <text:span text:style-name="_5f_OOoComputerKeyWord">&amp;</text:span><text:span text:style-name="_5f_OOoComputerIdent">s</text:span><text:span text:style-name="_5f_OOoComputerKeyWord">)</text:span></text:p>
      <text:p text:style-name="P3"><text:span text:style-name="_5f_OOoComputerKeyWord">{</text:span></text:p>
      <text:p text:style-name="P3"><text:tab/><text:span text:style-name="_5f_OOoComputerIdent">size_t</text:span> <text:span text:style-name="_5f_OOoComputerIdent">num_upper_case</text:span> <text:span text:style-name="_5f_OOoComputerKeyWord">=</text:span> <text:span text:style-name="_5f_OOoComputerLiteral">0</text:span><text:span text:style-name="_5f_OOoComputerKeyWord">,</text:span> <text:span text:style-name="_5f_OOoComputerIdent">num_lower_case</text:span> <text:span text:style-name="_5f_OOoComputerKeyWord">=</text:span> <text:span text:style-name="_5f_OOoComputerLiteral">0</text:span><text:span text:style-name="_5f_OOoComputerKeyWord">,</text:span> <text:span text:style-name="_5f_OOoComputerIdent">i</text:span> <text:span text:style-name="_5f_OOoComputerKeyWord">=</text:span> <text:span text:style-name="_5f_OOoComputerLiteral">0</text:span><text:span text:style-name="_5f_OOoComputerKeyWord">;</text:span></text:p>
      <text:p text:style-name="P3"><text:tab/><text:span text:style-name="_5f_OOoComputerKeyWord">bool</text:span> <text:span text:style-name="_5f_OOoComputerIdent">first_upper_case</text:span> <text:span text:style-name="_5f_OOoComputerKeyWord">=</text:span> <text:span text:style-name="_5f_OOoComputerKeyWord">false;</text:span></text:p>
      <text:p text:style-name="P3"></text:p>
      <text:p text:style-name="P3"><text:tab/><text:span text:style-name="_5f_OOoComputerKeyWord">for(auto</text:span> <text:span text:style-name="_5f_OOoComputerIdent">c</text:span> <text:span text:style-name="_5f_OOoComputerKeyWord">=</text:span> <text:span text:style-name="_5f_OOoComputerIdent">s</text:span><text:span text:style-name="_5f_OOoComputerKeyWord">.</text:span><text:span text:style-name="_5f_OOoComputerIdent">begin</text:span><text:span text:style-name="_5f_OOoComputerKeyWord">();</text:span> <text:span text:style-name="_5f_OOoComputerIdent">c</text:span> <text:span text:style-name="_5f_OOoComputerKeyWord">&lt;</text:span> <text:span text:style-name="_5f_OOoComputerIdent">s</text:span><text:span text:style-name="_5f_OOoComputerKeyWord">.</text:span><text:span text:style-name="_5f_OOoComputerIdent">end</text:span><text:span text:style-name="_5f_OOoComputerKeyWord">();</text:span> <text:span text:style-name="_5f_OOoComputerKeyWord">++</text:span><text:span text:style-name="_5f_OOoComputerIdent">c</text:span><text:span text:style-name="_5f_OOoComputerKeyWord">,</text:span> <text:span text:style-name="_5f_OOoComputerKeyWord">++</text:span><text:span text:style-name="_5f_OOoComputerIdent">i</text:span><text:span text:style-name="_5f_OOoComputerKeyWord">)</text:span></text:p>
      <text:p text:style-name="P3"><text:tab/><text:span text:style-name="_5f_OOoComputerKeyWord">{</text:span></text:p>
      <text:p text:style-name="P3"><text:tab/><text:tab/><text:span text:style-name="_5f_OOoComputerKeyWord">if(</text:span><text:span text:style-name="_5f_OOoComputerIdent">isupper</text:span><text:span text:style-name="_5f_OOoComputerKeyWord">(*</text:span><text:span text:style-name="_5f_OOoComputerIdent">c</text:span><text:span text:style-name="_5f_OOoComputerKeyWord">))</text:span></text:p>
      <text:p text:style-name="P3"><text:tab/><text:tab/><text:span text:style-name="_5f_OOoComputerKeyWord">{</text:span></text:p>
      <text:p text:style-name="P3"><text:tab/><text:tab/><text:tab/><text:span text:style-name="_5f_OOoComputerKeyWord">++</text:span><text:span text:style-name="_5f_OOoComputerIdent">num_upper_case</text:span><text:span text:style-name="_5f_OOoComputerKeyWord">;</text:span></text:p>
      <text:p text:style-name="P3"><text:tab/><text:tab/><text:tab/><text:span text:style-name="_5f_OOoComputerKeyWord">if(</text:span><text:span text:style-name="_5f_OOoComputerIdent">i</text:span> <text:span text:style-name="_5f_OOoComputerKeyWord">==</text:span> <text:span text:style-name="_5f_OOoComputerLiteral">0</text:span><text:span text:style-name="_5f_OOoComputerKeyWord">)</text:span></text:p>
      <text:p text:style-name="P3"><text:tab/><text:tab/><text:tab/><text:span text:style-name="_5f_OOoComputerKeyWord">{</text:span></text:p>
      <text:p text:style-name="P3"><text:tab/><text:tab/><text:tab/><text:tab/><text:span text:style-name="_5f_OOoComputerIdent">first_upper_case</text:span> <text:span text:style-name="_5f_OOoComputerKeyWord">=</text:span> <text:span text:style-name="_5f_OOoComputerKeyWord">true;</text:span></text:p>
      <text:p text:style-name="P3"><text:tab/><text:tab/><text:tab/><text:span text:style-name="_5f_OOoComputerKeyWord">}</text:span></text:p>
      <text:p text:style-name="P3"><text:tab/><text:tab/><text:span text:style-name="_5f_OOoComputerKeyWord">}</text:span></text:p>
      <text:p text:style-name="P3"><text:tab/><text:tab/><text:span text:style-name="_5f_OOoComputerKeyWord">else</text:span></text:p>
      <text:p text:style-name="P3"><text:tab/><text:tab/><text:span text:style-name="_5f_OOoComputerKeyWord">{</text:span></text:p>
      <text:p text:style-name="P3"><text:tab/><text:tab/><text:tab/><text:span text:style-name="_5f_OOoComputerKeyWord">++</text:span><text:span text:style-name="_5f_OOoComputerIdent">num_lower_case</text:span><text:span text:style-name="_5f_OOoComputerKeyWord">;</text:span></text:p>
      <text:p text:style-name="P3"><text:tab/><text:tab/><text:span text:style-name="_5f_OOoComputerKeyWord">}</text:span></text:p>
      <text:p text:style-name="P3"><text:tab/><text:span text:style-name="_5f_OOoComputerKeyWord">}</text:span></text:p>
      <text:p text:style-name="P3"></text:p>
      <text:p text:style-name="P3"><text:tab/><text:span text:style-name="_5f_OOoComputerKeyWord">if(</text:span><text:span text:style-name="_5f_OOoComputerIdent">num_lower_case</text:span> <text:span text:style-name="_5f_OOoComputerKeyWord">==</text:span> <text:span text:style-name="_5f_OOoComputerIdent">s</text:span><text:span text:style-name="_5f_OOoComputerKeyWord">.</text:span><text:span text:style-name="_5f_OOoComputerIdent">size</text:span><text:span text:style-name="_5f_OOoComputerKeyWord">())</text:span></text:p>
      <text:p text:style-name="P3"><text:tab/><text:tab/><text:span text:style-name="_5f_OOoComputerKeyWord">return</text:span> <text:span text:style-name="_5f_OOoComputerIdent">STRING_CASE_Lower</text:span><text:span text:style-name="_5f_OOoComputerKeyWord">;</text:span></text:p>
      <text:p text:style-name="P3"><text:tab/><text:span text:style-name="_5f_OOoComputerKeyWord">else</text:span> <text:span text:style-name="_5f_OOoComputerKeyWord">if(</text:span><text:span text:style-name="_5f_OOoComputerIdent">first_upper_case</text:span> <text:span text:style-name="_5f_OOoComputerKeyWord">&amp;&amp;</text:span> <text:span text:style-name="_5f_OOoComputerIdent">num_upper_case</text:span> <text:span text:style-name="_5f_OOoComputerKeyWord">==</text:span> <text:span text:style-name="_5f_OOoComputerLiteral">1</text:span><text:span text:style-name="_5f_OOoComputerKeyWord">)</text:span></text:p>
      <text:p text:style-name="P3"><text:tab/><text:tab/><text:span text:style-name="_5f_OOoComputerKeyWord">return</text:span> <text:span text:style-name="_5f_OOoComputerIdent">STRING_CASE_First_Upper</text:span><text:span text:style-name="_5f_OOoComputerKeyWord">;</text:span></text:p>
      <text:p text:style-name="P3"><text:tab/><text:span text:style-name="_5f_OOoComputerKeyWord">else</text:span> <text:span text:style-name="_5f_OOoComputerKeyWord">if(</text:span><text:span text:style-name="_5f_OOoComputerIdent">num_upper_case</text:span> <text:span text:style-name="_5f_OOoComputerKeyWord">==</text:span> <text:span text:style-name="_5f_OOoComputerIdent">s</text:span><text:span text:style-name="_5f_OOoComputerKeyWord">.</text:span><text:span text:style-name="_5f_OOoComputerIdent">size</text:span><text:span text:style-name="_5f_OOoComputerKeyWord">())</text:span></text:p>
      <text:p text:style-name="P3"><text:tab/><text:tab/><text:span text:style-name="_5f_OOoComputerKeyWord">return</text:span> <text:span text:style-name="_5f_OOoComputerIdent">STRING_CASE_All_Upper</text:span><text:span text:style-name="_5f_OOoComputerKeyWord">;</text:span></text:p>
      <text:p text:style-name="P3"><text:tab/><text:span text:style-name="_5f_OOoComputerKeyWord">else</text:span></text:p>
      <text:p text:style-name="P3"><text:tab/><text:tab/><text:span text:style-name="_5f_OOoComputerKeyWord">return</text:span> <text:span text:style-name="_5f_OOoComputerIdent">STRING_CASE_Mixed</text:span><text:span text:style-name="_5f_OOoComputerKeyWord">;</text:span></text:p>
      <text:p text:style-name="P3"><text:span text:style-name="_5f_OOoComputerKeyWord">}</text:span></text:p>
      <text:p text:style-name="P3"></text:p>
      <text:p text:style-name="P3"><text:span text:style-name="_5f_OOoComputerKeyWord">void</text:span> <text:span text:style-name="_5f_OOoComputerIdent">string_to_lower</text:span><text:span text:style-name="_5f_OOoComputerKeyWord">(std::</text:span><text:span text:style-name="_5f_OOoComputerIdent">string</text:span> <text:span text:style-name="_5f_OOoComputerKeyWord">&amp;</text:span><text:span text:style-name="_5f_OOoComputerIdent">s</text:span><text:span text:style-name="_5f_OOoComputerKeyWord">,</text:span> <text:span text:style-name="_5f_OOoComputerIdent">size_t</text:span> <text:span text:style-name="_5f_OOoComputerIdent">first</text:span> <text:span text:style-name="_5f_OOoComputerKeyWord">=</text:span> <text:span text:style-name="_5f_OOoComputerLiteral">0</text:span><text:span text:style-name="_5f_OOoComputerKeyWord">)</text:span></text:p>
      <text:p text:style-name="P3"><text:span text:style-name="_5f_OOoComputerKeyWord">{</text:span></text:p>
      <text:p text:style-name="P3"><text:tab/><text:span text:style-name="_5f_OOoComputerKeyWord">for(auto</text:span> <text:span text:style-name="_5f_OOoComputerIdent">c</text:span> <text:span text:style-name="_5f_OOoComputerKeyWord">=</text:span> <text:span text:style-name="_5f_OOoComputerIdent">s</text:span><text:span text:style-name="_5f_OOoComputerKeyWord">.</text:span><text:span text:style-name="_5f_OOoComputerIdent">begin</text:span><text:span text:style-name="_5f_OOoComputerKeyWord">()+</text:span><text:span text:style-name="_5f_OOoComputerIdent">first</text:span><text:span text:style-name="_5f_OOoComputerKeyWord">;</text:span> <text:span text:style-name="_5f_OOoComputerIdent">c</text:span> <text:span text:style-name="_5f_OOoComputerKeyWord">&lt;</text:span> <text:span text:style-name="_5f_OOoComputerIdent">s</text:span><text:span text:style-name="_5f_OOoComputerKeyWord">.</text:span><text:span text:style-name="_5f_OOoComputerIdent">end</text:span><text:span text:style-name="_5f_OOoComputerKeyWord">();</text:span> <text:span text:style-name="_5f_OOoComputerKeyWord">++</text:span><text:span text:style-name="_5f_OOoComputerIdent">c</text:span><text:span text:style-name="_5f_OOoComputerKeyWord">)</text:span></text:p>
      <text:p text:style-name="P3"><text:tab/><text:span text:style-name="_5f_OOoComputerKeyWord">{</text:span></text:p>
      <text:p text:style-name="P3"><text:soft-page-break/><text:tab/><text:tab/><text:span text:style-name="_5f_OOoComputerKeyWord">*</text:span><text:span text:style-name="_5f_OOoComputerIdent">c</text:span> <text:span text:style-name="_5f_OOoComputerKeyWord">=</text:span> <text:span text:style-name="_5f_OOoComputerIdent">tolower</text:span><text:span text:style-name="_5f_OOoComputerKeyWord">(*</text:span><text:span text:style-name="_5f_OOoComputerIdent">c</text:span><text:span text:style-name="_5f_OOoComputerKeyWord">);</text:span></text:p>
      <text:p text:style-name="P3"><text:tab/><text:span text:style-name="_5f_OOoComputerKeyWord">}</text:span></text:p>
      <text:p text:style-name="P3"><text:span text:style-name="_5f_OOoComputerKeyWord">}</text:span></text:p>
      <text:p text:style-name="P3"></text:p>
      <text:p text:style-name="P3"><text:span text:style-name="_5f_OOoComputerKeyWord">bool</text:span> <text:span text:style-name="_5f_OOoComputerIdent">spellchecker</text:span><text:span text:style-name="_5f_OOoComputerKeyWord">(std::</text:span><text:span text:style-name="_5f_OOoComputerIdent">string</text:span> <text:span text:style-name="_5f_OOoComputerKeyWord">&amp;</text:span><text:span text:style-name="_5f_OOoComputerIdent">word</text:span><text:span text:style-name="_5f_OOoComputerKeyWord">,</text:span> <text:span text:style-name="_5f_OOoComputerKeyWord">std::</text:span><text:span text:style-name="_5f_OOoComputerIdent">unordered_set</text:span><text:span text:style-name="_5f_OOoComputerKeyWord">&lt;std::</text:span><text:span text:style-name="_5f_OOoComputerIdent">string</text:span><text:span text:style-name="_5f_OOoComputerKeyWord">&gt;</text:span> <text:span text:style-name="_5f_OOoComputerKeyWord">&amp;</text:span><text:span text:style-name="_5f_OOoComputerIdent">dictionary</text:span><text:span text:style-name="_5f_OOoComputerKeyWord">)</text:span></text:p>
      <text:p text:style-name="P3"><text:span text:style-name="_5f_OOoComputerKeyWord">{</text:span></text:p>
      <text:p text:style-name="P3"><text:tab/><text:span text:style-name="_5f_OOoComputerKeyWord">enum</text:span> <text:span text:style-name="_5f_OOoComputerIdent">STRING_CASE</text:span> <text:span text:style-name="_5f_OOoComputerIdent">word_case</text:span> <text:span text:style-name="_5f_OOoComputerKeyWord">=</text:span> <text:span text:style-name="_5f_OOoComputerIdent">test_string_case</text:span><text:span text:style-name="_5f_OOoComputerKeyWord">(</text:span><text:span text:style-name="_5f_OOoComputerIdent">word</text:span><text:span text:style-name="_5f_OOoComputerKeyWord">);</text:span></text:p>
      <text:p text:style-name="P3"><text:tab/><text:span text:style-name="_5f_OOoComputerKeyWord">std::</text:span><text:span text:style-name="_5f_OOoComputerIdent">string</text:span> <text:span text:style-name="_5f_OOoComputerIdent">word_temp</text:span><text:span text:style-name="_5f_OOoComputerKeyWord">(</text:span><text:span text:style-name="_5f_OOoComputerIdent">word</text:span><text:span text:style-name="_5f_OOoComputerKeyWord">);</text:span></text:p>
      <text:p text:style-name="P3"><text:tab/><text:span text:style-name="_5f_OOoComputerKeyWord">std::</text:span><text:span text:style-name="_5f_OOoComputerIdent">unordered_set</text:span><text:span text:style-name="_5f_OOoComputerKeyWord">&lt;std::</text:span><text:span text:style-name="_5f_OOoComputerIdent">string</text:span><text:span text:style-name="_5f_OOoComputerKeyWord">&gt;</text:span> <text:span text:style-name="_5f_OOoComputerIdent">possible_words</text:span><text:span text:style-name="_5f_OOoComputerKeyWord">;</text:span></text:p>
      <text:p text:style-name="P3"></text:p>
      <text:p text:style-name="P3"><text:tab/><text:span text:style-name="_5f_OOoComputerKeyWord">switch(</text:span><text:span text:style-name="_5f_OOoComputerIdent">word_case</text:span><text:span text:style-name="_5f_OOoComputerKeyWord">)</text:span></text:p>
      <text:p text:style-name="P3"><text:tab/><text:span text:style-name="_5f_OOoComputerKeyWord">{</text:span></text:p>
      <text:p text:style-name="P3"><text:tab/><text:span text:style-name="_5f_OOoComputerKeyWord">case</text:span> <text:span text:style-name="_5f_OOoComputerIdent">STRING_CASE_All_Upper</text:span><text:span text:style-name="_5f_OOoComputerKeyWord">:</text:span></text:p>
      <text:p text:style-name="P3"><text:tab/><text:tab/><text:span text:style-name="_5f_OOoComputerIdent">possible_words</text:span><text:span text:style-name="_5f_OOoComputerKeyWord">.</text:span><text:span text:style-name="_5f_OOoComputerIdent">insert</text:span><text:span text:style-name="_5f_OOoComputerKeyWord">(</text:span><text:span text:style-name="_5f_OOoComputerIdent">word</text:span><text:span text:style-name="_5f_OOoComputerKeyWord">);</text:span></text:p>
      <text:p text:style-name="P3"><text:tab/><text:tab/><text:span text:style-name="_5f_OOoComputerIdent">string_to_lower</text:span><text:span text:style-name="_5f_OOoComputerKeyWord">(</text:span><text:span text:style-name="_5f_OOoComputerIdent">word_temp</text:span><text:span text:style-name="_5f_OOoComputerKeyWord">,</text:span> <text:span text:style-name="_5f_OOoComputerLiteral">1</text:span><text:span text:style-name="_5f_OOoComputerKeyWord">);</text:span></text:p>
      <text:p text:style-name="P3"><text:tab/><text:span text:style-name="_5f_OOoComputerKeyWord">case</text:span> <text:span text:style-name="_5f_OOoComputerIdent">STRING_CASE_First_Upper</text:span><text:span text:style-name="_5f_OOoComputerKeyWord">:</text:span></text:p>
      <text:p text:style-name="P3"><text:tab/><text:tab/><text:span text:style-name="_5f_OOoComputerIdent">possible_words</text:span><text:span text:style-name="_5f_OOoComputerKeyWord">.</text:span><text:span text:style-name="_5f_OOoComputerIdent">insert</text:span><text:span text:style-name="_5f_OOoComputerKeyWord">(</text:span><text:span text:style-name="_5f_OOoComputerIdent">word_temp</text:span><text:span text:style-name="_5f_OOoComputerKeyWord">);</text:span></text:p>
      <text:p text:style-name="P3"><text:tab/><text:tab/><text:span text:style-name="_5f_OOoComputerIdent">string_to_lower</text:span><text:span text:style-name="_5f_OOoComputerKeyWord">(</text:span><text:span text:style-name="_5f_OOoComputerIdent">word_temp</text:span><text:span text:style-name="_5f_OOoComputerKeyWord">);</text:span></text:p>
      <text:p text:style-name="P3"><text:tab/><text:span text:style-name="_5f_OOoComputerKeyWord">case</text:span> <text:span text:style-name="_5f_OOoComputerIdent">STRING_CASE_Lower</text:span><text:span text:style-name="_5f_OOoComputerKeyWord">:</text:span></text:p>
      <text:p text:style-name="P3"><text:tab/><text:tab/><text:span text:style-name="_5f_OOoComputerIdent">possible_words</text:span><text:span text:style-name="_5f_OOoComputerKeyWord">.</text:span><text:span text:style-name="_5f_OOoComputerIdent">insert</text:span><text:span text:style-name="_5f_OOoComputerKeyWord">(</text:span><text:span text:style-name="_5f_OOoComputerIdent">word_temp</text:span><text:span text:style-name="_5f_OOoComputerKeyWord">);</text:span></text:p>
      <text:p text:style-name="P3"><text:tab/><text:tab/><text:span text:style-name="_5f_OOoComputerKeyWord">break;</text:span></text:p>
      <text:p text:style-name="P3"><text:tab/><text:span text:style-name="_5f_OOoComputerKeyWord">case</text:span> <text:span text:style-name="_5f_OOoComputerIdent">STRING_CASE_Mixed</text:span><text:span text:style-name="_5f_OOoComputerKeyWord">:</text:span></text:p>
      <text:p text:style-name="P3"><text:tab/><text:span text:style-name="_5f_OOoComputerKeyWord">default:</text:span></text:p>
      <text:p text:style-name="P3"><text:tab/><text:tab/><text:span text:style-name="_5f_OOoComputerIdent">possible_words</text:span><text:span text:style-name="_5f_OOoComputerKeyWord">.</text:span><text:span text:style-name="_5f_OOoComputerIdent">insert</text:span><text:span text:style-name="_5f_OOoComputerKeyWord">(</text:span><text:span text:style-name="_5f_OOoComputerIdent">word</text:span><text:span text:style-name="_5f_OOoComputerKeyWord">);</text:span></text:p>
      <text:p text:style-name="P3"><text:tab/><text:span text:style-name="_5f_OOoComputerKeyWord">}</text:span></text:p>
      <text:p text:style-name="P3"></text:p>
      <text:p text:style-name="P3"><text:tab/><text:span text:style-name="_5f_OOoComputerKeyWord">for(auto</text:span> <text:span text:style-name="_5f_OOoComputerIdent">test</text:span> <text:span text:style-name="_5f_OOoComputerKeyWord">:</text:span> <text:span text:style-name="_5f_OOoComputerIdent">possible_words</text:span><text:span text:style-name="_5f_OOoComputerKeyWord">)</text:span></text:p>
      <text:p text:style-name="P3"><text:tab/><text:span text:style-name="_5f_OOoComputerKeyWord">{</text:span></text:p>
      <text:p text:style-name="P3"><text:tab/><text:tab/><text:span text:style-name="_5f_OOoComputerKeyWord">if(</text:span><text:span text:style-name="_5f_OOoComputerIdent">dictionary</text:span><text:span text:style-name="_5f_OOoComputerKeyWord">.</text:span><text:span text:style-name="_5f_OOoComputerIdent">find</text:span><text:span text:style-name="_5f_OOoComputerKeyWord">(</text:span><text:span text:style-name="_5f_OOoComputerIdent">test</text:span><text:span text:style-name="_5f_OOoComputerKeyWord">)</text:span> <text:span text:style-name="_5f_OOoComputerKeyWord">!=</text:span> <text:span text:style-name="_5f_OOoComputerIdent">dictionary</text:span><text:span text:style-name="_5f_OOoComputerKeyWord">.</text:span><text:span text:style-name="_5f_OOoComputerIdent">end</text:span><text:span text:style-name="_5f_OOoComputerKeyWord">())</text:span></text:p>
      <text:p text:style-name="P3"><text:tab/><text:tab/><text:tab/><text:span text:style-name="_5f_OOoComputerKeyWord">return</text:span> <text:span text:style-name="_5f_OOoComputerKeyWord">true;</text:span></text:p>
      <text:p text:style-name="P3"><text:tab/><text:span text:style-name="_5f_OOoComputerKeyWord">}</text:span></text:p>
      <text:p text:style-name="P3"><text:tab/><text:span text:style-name="_5f_OOoComputerKeyWord">return</text:span> <text:span text:style-name="_5f_OOoComputerKeyWord">false;</text:span></text:p>
      <text:p text:style-name="P3"><text:span text:style-name="_5f_OOoComputerKeyWord">}</text:span></text:p>
      <text:p text:style-name="P3"></text:p>
      <text:p text:style-name="P3"><text:span text:style-name="_5f_OOoComputerKeyWord">std::</text:span><text:span text:style-name="_5f_OOoComputerIdent">vector</text:span><text:span text:style-name="_5f_OOoComputerKeyWord">&lt;std::</text:span><text:span text:style-name="_5f_OOoComputerIdent">string</text:span><text:span text:style-name="_5f_OOoComputerKeyWord">&gt;</text:span> <text:span text:style-name="_5f_OOoComputerIdent">get_words</text:span><text:span text:style-name="_5f_OOoComputerKeyWord">()</text:span></text:p>
      <text:p text:style-name="P3"><text:span text:style-name="_5f_OOoComputerKeyWord">{</text:span></text:p>
      <text:p text:style-name="P3"><text:tab/><text:span text:style-name="_5f_OOoComputerKeyWord">std::</text:span><text:span text:style-name="_5f_OOoComputerIdent">vector</text:span><text:span text:style-name="_5f_OOoComputerKeyWord">&lt;std::</text:span><text:span text:style-name="_5f_OOoComputerIdent">string</text:span><text:span text:style-name="_5f_OOoComputerKeyWord">&gt;</text:span> <text:span text:style-name="_5f_OOoComputerIdent">words</text:span><text:span text:style-name="_5f_OOoComputerKeyWord">;</text:span></text:p>
      <text:p text:style-name="P3"><text:tab/><text:span text:style-name="_5f_OOoComputerKeyWord">std::</text:span><text:span text:style-name="_5f_OOoComputerIdent">string</text:span> <text:span text:style-name="_5f_OOoComputerIdent">word</text:span><text:span text:style-name="_5f_OOoComputerKeyWord">;</text:span></text:p>
      <text:p text:style-name="P3"><text:tab/><text:span text:style-name="_5f_OOoComputerKeyWord">while(std::</text:span><text:span text:style-name="_5f_OOoComputerIdent">cin</text:span> <text:span text:style-name="_5f_OOoComputerKeyWord">&gt;&gt;</text:span> <text:span text:style-name="_5f_OOoComputerIdent">word</text:span><text:span text:style-name="_5f_OOoComputerKeyWord">)</text:span></text:p>
      <text:p text:style-name="P3"><text:tab/><text:span text:style-name="_5f_OOoComputerKeyWord">{</text:span></text:p>
      <text:p text:style-name="P3"><text:tab/><text:tab/><text:span text:style-name="_5f_OOoComputerIdent">words</text:span><text:span text:style-name="_5f_OOoComputerKeyWord">.</text:span><text:span text:style-name="_5f_OOoComputerIdent">push_back</text:span><text:span text:style-name="_5f_OOoComputerKeyWord">(</text:span><text:span text:style-name="_5f_OOoComputerIdent">word</text:span><text:span text:style-name="_5f_OOoComputerKeyWord">);</text:span></text:p>
      <text:p text:style-name="P3"><text:tab/><text:span text:style-name="_5f_OOoComputerKeyWord">}</text:span></text:p>
      <text:p text:style-name="P3"><text:tab/><text:span text:style-name="_5f_OOoComputerKeyWord">return</text:span> <text:span text:style-name="_5f_OOoComputerIdent">words</text:span><text:span text:style-name="_5f_OOoComputerKeyWord">;</text:span></text:p>
      <text:p text:style-name="P3"><text:span text:style-name="_5f_OOoComputerKeyWord">}</text:span></text:p>
      <text:p text:style-name="P3"></text:p>
      <text:p text:style-name="P3"><text:span text:style-name="_5f_OOoComputerKeyWord">std::</text:span><text:span text:style-name="_5f_OOoComputerIdent">string</text:span> <text:span text:style-name="_5f_OOoComputerIdent">set_color</text:span><text:span text:style-name="_5f_OOoComputerKeyWord">(int</text:span> <text:span text:style-name="_5f_OOoComputerIdent">color</text:span><text:span text:style-name="_5f_OOoComputerKeyWord">)</text:span></text:p>
      <text:p text:style-name="P3"><text:span text:style-name="_5f_OOoComputerKeyWord">{</text:span></text:p>
      <text:p text:style-name="P3"><text:tab/><text:span text:style-name="_5f_OOoComputerKeyWord">std::</text:span><text:span text:style-name="_5f_OOoComputerIdent">ostringstream</text:span> <text:span text:style-name="_5f_OOoComputerIdent">stream</text:span><text:span text:style-name="_5f_OOoComputerKeyWord">;</text:span></text:p>
      <text:p text:style-name="P3"><text:tab/><text:span text:style-name="_5f_OOoComputerIdent">stream</text:span> <text:span text:style-name="_5f_OOoComputerKeyWord">&lt;&lt;</text:span> <text:span text:style-name="_5f_OOoComputerLiteral">"\033["</text:span> <text:span text:style-name="_5f_OOoComputerKeyWord">&lt;&lt;</text:span> <text:span text:style-name="_5f_OOoComputerIdent">color</text:span> <text:span text:style-name="_5f_OOoComputerKeyWord">&lt;&lt;</text:span> <text:span text:style-name="_5f_OOoComputerLiteral">"m"</text:span><text:span text:style-name="_5f_OOoComputerKeyWord">;</text:span></text:p>
      <text:p text:style-name="P3"><text:tab/><text:span text:style-name="_5f_OOoComputerKeyWord">return</text:span> <text:span text:style-name="_5f_OOoComputerIdent">stream</text:span><text:span text:style-name="_5f_OOoComputerKeyWord">.</text:span><text:span text:style-name="_5f_OOoComputerIdent">str</text:span><text:span text:style-name="_5f_OOoComputerKeyWord">();</text:span></text:p>
      <text:p text:style-name="P3"><text:span text:style-name="_5f_OOoComputerKeyWord">}</text:span></text:p>
      <text:p text:style-name="P3"></text:p>
      <text:p text:style-name="P3"><text:span text:style-name="_5f_OOoComputerKeyWord">std::</text:span><text:span text:style-name="_5f_OOoComputerIdent">string</text:span> <text:span text:style-name="_5f_OOoComputerIdent">print_with_context</text:span><text:span text:style-name="_5f_OOoComputerKeyWord">(std::</text:span><text:span text:style-name="_5f_OOoComputerIdent">vector</text:span><text:span text:style-name="_5f_OOoComputerKeyWord">&lt;std::</text:span><text:span text:style-name="_5f_OOoComputerIdent">string</text:span><text:span text:style-name="_5f_OOoComputerKeyWord">&gt;::</text:span><text:span text:style-name="_5f_OOoComputerIdent">iterator</text:span> <text:span text:style-name="_5f_OOoComputerIdent">error</text:span><text:span text:style-name="_5f_OOoComputerKeyWord">,</text:span> <text:span text:style-name="_5f_OOoComputerKeyWord">std::</text:span><text:span text:style-name="_5f_OOoComputerIdent">vector</text:span><text:span text:style-name="_5f_OOoComputerKeyWord">&lt;std::</text:span><text:span text:style-name="_5f_OOoComputerIdent">string</text:span><text:span text:style-name="_5f_OOoComputerKeyWord">&gt;::</text:span><text:span text:style-name="_5f_OOoComputerIdent">iterator</text:span> <text:span text:style-name="_5f_OOoComputerIdent">begin</text:span><text:span text:style-name="_5f_OOoComputerKeyWord">,</text:span> <text:span text:style-name="_5f_OOoComputerKeyWord">std::</text:span><text:span text:style-name="_5f_OOoComputerIdent">vector</text:span><text:span text:style-name="_5f_OOoComputerKeyWord">&lt;std::</text:span><text:span text:style-name="_5f_OOoComputerIdent">string</text:span><text:span text:style-name="_5f_OOoComputerKeyWord">&gt;::</text:span><text:span text:style-name="_5f_OOoComputerIdent">iterator</text:span> <text:span text:style-name="_5f_OOoComputerIdent">end</text:span><text:span text:style-name="_5f_OOoComputerKeyWord">)</text:span></text:p>
      <text:p text:style-name="P3"><text:span text:style-name="_5f_OOoComputerKeyWord">{</text:span></text:p>
      <text:p text:style-name="P3"><text:tab/><text:span text:style-name="_5f_OOoComputerKeyWord">std::</text:span><text:span text:style-name="_5f_OOoComputerIdent">ostringstream</text:span> <text:span text:style-name="_5f_OOoComputerIdent">stream</text:span><text:span text:style-name="_5f_OOoComputerKeyWord">;</text:span></text:p>
      <text:p text:style-name="P3"><text:tab/><text:span text:style-name="_5f_OOoComputerKeyWord">for(auto</text:span> <text:span text:style-name="_5f_OOoComputerIdent">i</text:span> <text:span text:style-name="_5f_OOoComputerKeyWord">=</text:span> <text:span text:style-name="_5f_OOoComputerIdent">error</text:span><text:span text:style-name="_5f_OOoComputerKeyWord">-</text:span><text:span text:style-name="_5f_OOoComputerLiteral">2</text:span><text:span text:style-name="_5f_OOoComputerKeyWord">;</text:span> <text:span text:style-name="_5f_OOoComputerIdent">i</text:span> <text:span text:style-name="_5f_OOoComputerKeyWord">&gt;=</text:span> <text:span text:style-name="_5f_OOoComputerIdent">begin</text:span> <text:span text:style-name="_5f_OOoComputerKeyWord">&amp;&amp;</text:span> <text:span text:style-name="_5f_OOoComputerIdent">i</text:span> <text:span text:style-name="_5f_OOoComputerKeyWord">&lt;</text:span> <text:span text:style-name="_5f_OOoComputerIdent">error</text:span><text:span text:style-name="_5f_OOoComputerKeyWord">;</text:span> <text:span text:style-name="_5f_OOoComputerKeyWord">++</text:span><text:span text:style-name="_5f_OOoComputerIdent">i</text:span><text:span text:style-name="_5f_OOoComputerKeyWord">)</text:span></text:p>
      <text:p text:style-name="P3"><text:tab/><text:span text:style-name="_5f_OOoComputerKeyWord">{</text:span></text:p>
      <text:p text:style-name="P3"><text:tab/><text:tab/><text:span text:style-name="_5f_OOoComputerIdent">stream</text:span> <text:span text:style-name="_5f_OOoComputerKeyWord">&lt;&lt;</text:span> <text:span text:style-name="_5f_OOoComputerKeyWord">*</text:span><text:span text:style-name="_5f_OOoComputerIdent">i</text:span> <text:span text:style-name="_5f_OOoComputerKeyWord">&lt;&lt;</text:span> <text:span text:style-name="_5f_OOoComputerLiteral">" "</text:span><text:span text:style-name="_5f_OOoComputerKeyWord">;</text:span></text:p>
      <text:p text:style-name="P3"><text:tab/><text:span text:style-name="_5f_OOoComputerKeyWord">}</text:span></text:p>
      <text:p text:style-name="P3"><text:tab/><text:span text:style-name="_5f_OOoComputerIdent">stream</text:span> <text:span text:style-name="_5f_OOoComputerKeyWord">&lt;&lt;</text:span> <text:span text:style-name="_5f_OOoComputerIdent">set_color</text:span><text:span text:style-name="_5f_OOoComputerKeyWord">(</text:span><text:span text:style-name="_5f_OOoComputerLiteral">31</text:span><text:span text:style-name="_5f_OOoComputerKeyWord">)</text:span> <text:span text:style-name="_5f_OOoComputerKeyWord">&lt;&lt;</text:span> <text:span text:style-name="_5f_OOoComputerKeyWord">*</text:span><text:span text:style-name="_5f_OOoComputerIdent">error</text:span> <text:span text:style-name="_5f_OOoComputerKeyWord">&lt;&lt;</text:span> <text:span text:style-name="_5f_OOoComputerIdent">set_color</text:span><text:span text:style-name="_5f_OOoComputerKeyWord">(</text:span><text:span text:style-name="_5f_OOoComputerLiteral">0</text:span><text:span text:style-name="_5f_OOoComputerKeyWord">)</text:span> <text:span text:style-name="_5f_OOoComputerKeyWord">&lt;&lt;</text:span> <text:span text:style-name="_5f_OOoComputerLiteral">" "</text:span><text:span text:style-name="_5f_OOoComputerKeyWord">;</text:span></text:p>
      <text:p text:style-name="P3"><text:soft-page-break/><text:tab/><text:span text:style-name="_5f_OOoComputerKeyWord">for(auto</text:span> <text:span text:style-name="_5f_OOoComputerIdent">i</text:span> <text:span text:style-name="_5f_OOoComputerKeyWord">=</text:span> <text:span text:style-name="_5f_OOoComputerIdent">error</text:span><text:span text:style-name="_5f_OOoComputerKeyWord">+</text:span><text:span text:style-name="_5f_OOoComputerLiteral">1</text:span><text:span text:style-name="_5f_OOoComputerKeyWord">;</text:span> <text:span text:style-name="_5f_OOoComputerIdent">i</text:span> <text:span text:style-name="_5f_OOoComputerKeyWord">&lt;=</text:span> <text:span text:style-name="_5f_OOoComputerIdent">error</text:span><text:span text:style-name="_5f_OOoComputerKeyWord">+</text:span><text:span text:style-name="_5f_OOoComputerLiteral">2</text:span> <text:span text:style-name="_5f_OOoComputerKeyWord">&amp;&amp;</text:span> <text:span text:style-name="_5f_OOoComputerIdent">i</text:span> <text:span text:style-name="_5f_OOoComputerKeyWord">&lt;</text:span> <text:span text:style-name="_5f_OOoComputerIdent">end</text:span><text:span text:style-name="_5f_OOoComputerKeyWord">;</text:span> <text:span text:style-name="_5f_OOoComputerKeyWord">++</text:span><text:span text:style-name="_5f_OOoComputerIdent">i</text:span><text:span text:style-name="_5f_OOoComputerKeyWord">)</text:span></text:p>
      <text:p text:style-name="P3"><text:tab/><text:span text:style-name="_5f_OOoComputerKeyWord">{</text:span></text:p>
      <text:p text:style-name="P3"><text:tab/><text:tab/><text:span text:style-name="_5f_OOoComputerIdent">stream</text:span> <text:span text:style-name="_5f_OOoComputerKeyWord">&lt;&lt;</text:span> <text:span text:style-name="_5f_OOoComputerKeyWord">*</text:span><text:span text:style-name="_5f_OOoComputerIdent">i</text:span> <text:span text:style-name="_5f_OOoComputerKeyWord">&lt;&lt;</text:span> <text:span text:style-name="_5f_OOoComputerLiteral">" "</text:span><text:span text:style-name="_5f_OOoComputerKeyWord">;</text:span></text:p>
      <text:p text:style-name="P3"><text:tab/><text:span text:style-name="_5f_OOoComputerKeyWord">}</text:span></text:p>
      <text:p text:style-name="P3"><text:tab/><text:span text:style-name="_5f_OOoComputerIdent">stream</text:span> <text:span text:style-name="_5f_OOoComputerKeyWord">&lt;&lt;</text:span> <text:span text:style-name="_5f_OOoComputerKeyWord">std::</text:span><text:span text:style-name="_5f_OOoComputerIdent">endl</text:span><text:span text:style-name="_5f_OOoComputerKeyWord">;</text:span></text:p>
      <text:p text:style-name="P3"><text:tab/><text:span text:style-name="_5f_OOoComputerKeyWord">return</text:span> <text:span text:style-name="_5f_OOoComputerIdent">stream</text:span><text:span text:style-name="_5f_OOoComputerKeyWord">.</text:span><text:span text:style-name="_5f_OOoComputerIdent">str</text:span><text:span text:style-name="_5f_OOoComputerKeyWord">();</text:span></text:p>
      <text:p text:style-name="P3"><text:span text:style-name="_5f_OOoComputerKeyWord">}</text:span></text:p>
      <text:p text:style-name="P3"></text:p>
      <text:p text:style-name="P3"><text:span text:style-name="_5f_OOoComputerKeyWord">int</text:span> <text:span text:style-name="_5f_OOoComputerIdent">main</text:span><text:span text:style-name="_5f_OOoComputerKeyWord">(int</text:span> <text:span text:style-name="_5f_OOoComputerIdent">argc</text:span><text:span text:style-name="_5f_OOoComputerKeyWord">,</text:span> <text:span text:style-name="_5f_OOoComputerKeyWord">char</text:span> <text:span text:style-name="_5f_OOoComputerKeyWord">*</text:span><text:span text:style-name="_5f_OOoComputerIdent">argv</text:span><text:span text:style-name="_5f_OOoComputerKeyWord">[])</text:span></text:p>
      <text:p text:style-name="P3"><text:span text:style-name="_5f_OOoComputerKeyWord">{</text:span></text:p>
      <text:p text:style-name="P3"><text:tab/><text:span text:style-name="_5f_OOoComputerKeyWord">if(</text:span><text:span text:style-name="_5f_OOoComputerIdent">argc</text:span> <text:span text:style-name="_5f_OOoComputerKeyWord">&lt;</text:span> <text:span text:style-name="_5f_OOoComputerLiteral">2</text:span><text:span text:style-name="_5f_OOoComputerKeyWord">)</text:span></text:p>
      <text:p text:style-name="P3"><text:tab/><text:tab/><text:span text:style-name="_5f_OOoComputerKeyWord">return</text:span> <text:span text:style-name="_5f_OOoComputerLiteral">1</text:span><text:span text:style-name="_5f_OOoComputerKeyWord">;</text:span></text:p>
      <text:p text:style-name="P3"><text:tab/><text:span text:style-name="_5f_OOoComputerKeyWord">std::</text:span><text:span text:style-name="_5f_OOoComputerIdent">ifstream</text:span> <text:span text:style-name="_5f_OOoComputerIdent">in_file</text:span><text:span text:style-name="_5f_OOoComputerKeyWord">(</text:span><text:span text:style-name="_5f_OOoComputerIdent">argv</text:span><text:span text:style-name="_5f_OOoComputerKeyWord">[</text:span><text:span text:style-name="_5f_OOoComputerLiteral">1</text:span><text:span text:style-name="_5f_OOoComputerKeyWord">],</text:span> <text:span text:style-name="_5f_OOoComputerKeyWord">std::</text:span><text:span text:style-name="_5f_OOoComputerIdent">ifstream</text:span><text:span text:style-name="_5f_OOoComputerKeyWord">::</text:span><text:span text:style-name="_5f_OOoComputerIdent">in</text:span><text:span text:style-name="_5f_OOoComputerKeyWord">);</text:span></text:p>
      <text:p text:style-name="P3"><text:tab/><text:span text:style-name="_5f_OOoComputerKeyWord">std::</text:span><text:span text:style-name="_5f_OOoComputerIdent">istream_iterator</text:span><text:span text:style-name="_5f_OOoComputerKeyWord">&lt;std::</text:span><text:span text:style-name="_5f_OOoComputerIdent">string</text:span><text:span text:style-name="_5f_OOoComputerKeyWord">&gt;</text:span> <text:span text:style-name="_5f_OOoComputerIdent">in_iter_file</text:span><text:span text:style-name="_5f_OOoComputerKeyWord">(</text:span><text:span text:style-name="_5f_OOoComputerIdent">in_file</text:span><text:span text:style-name="_5f_OOoComputerKeyWord">),</text:span> <text:span text:style-name="_5f_OOoComputerIdent">in_iter_eof</text:span><text:span text:style-name="_5f_OOoComputerKeyWord">;</text:span></text:p>
      <text:p text:style-name="P3"><text:tab/><text:span text:style-name="_5f_OOoComputerKeyWord">std::</text:span><text:span text:style-name="_5f_OOoComputerIdent">unordered_set</text:span><text:span text:style-name="_5f_OOoComputerKeyWord">&lt;std::</text:span><text:span text:style-name="_5f_OOoComputerIdent">string</text:span><text:span text:style-name="_5f_OOoComputerKeyWord">&gt;</text:span> <text:span text:style-name="_5f_OOoComputerIdent">uset_words</text:span><text:span text:style-name="_5f_OOoComputerKeyWord">(</text:span><text:span text:style-name="_5f_OOoComputerIdent">in_iter_file</text:span><text:span text:style-name="_5f_OOoComputerKeyWord">,</text:span> <text:span text:style-name="_5f_OOoComputerIdent">in_iter_eof</text:span><text:span text:style-name="_5f_OOoComputerKeyWord">);</text:span></text:p>
      <text:p text:style-name="P3"><text:tab/><text:span text:style-name="_5f_OOoComputerKeyWord">std::</text:span><text:span text:style-name="_5f_OOoComputerIdent">vector</text:span><text:span text:style-name="_5f_OOoComputerKeyWord">&lt;std::</text:span><text:span text:style-name="_5f_OOoComputerIdent">string</text:span><text:span text:style-name="_5f_OOoComputerKeyWord">&gt;</text:span> <text:span text:style-name="_5f_OOoComputerIdent">text</text:span> <text:span text:style-name="_5f_OOoComputerKeyWord">=</text:span> <text:span text:style-name="_5f_OOoComputerIdent">get_words</text:span><text:span text:style-name="_5f_OOoComputerKeyWord">();</text:span></text:p>
      <text:p text:style-name="P3"></text:p>
      <text:p text:style-name="P3"><text:tab/><text:span text:style-name="_5f_OOoComputerKeyWord">std::</text:span><text:span text:style-name="_5f_OOoComputerIdent">cout</text:span> <text:span text:style-name="_5f_OOoComputerKeyWord">&lt;&lt;</text:span> <text:span text:style-name="_5f_OOoComputerLiteral">"Found errors:"</text:span> <text:span text:style-name="_5f_OOoComputerKeyWord">&lt;&lt;</text:span> <text:span text:style-name="_5f_OOoComputerKeyWord">std::</text:span><text:span text:style-name="_5f_OOoComputerIdent">endl</text:span><text:span text:style-name="_5f_OOoComputerKeyWord">;</text:span></text:p>
      <text:p text:style-name="P3"><text:tab/><text:span text:style-name="_5f_OOoComputerKeyWord">for(auto</text:span> <text:span text:style-name="_5f_OOoComputerIdent">word_iter</text:span> <text:span text:style-name="_5f_OOoComputerKeyWord">=</text:span> <text:span text:style-name="_5f_OOoComputerIdent">text</text:span><text:span text:style-name="_5f_OOoComputerKeyWord">.</text:span><text:span text:style-name="_5f_OOoComputerIdent">begin</text:span><text:span text:style-name="_5f_OOoComputerKeyWord">();</text:span> <text:span text:style-name="_5f_OOoComputerIdent">word_iter</text:span> <text:span text:style-name="_5f_OOoComputerKeyWord">&lt;</text:span> <text:span text:style-name="_5f_OOoComputerIdent">text</text:span><text:span text:style-name="_5f_OOoComputerKeyWord">.</text:span><text:span text:style-name="_5f_OOoComputerIdent">end</text:span><text:span text:style-name="_5f_OOoComputerKeyWord">();</text:span> <text:span text:style-name="_5f_OOoComputerKeyWord">++</text:span><text:span text:style-name="_5f_OOoComputerIdent">word_iter</text:span><text:span text:style-name="_5f_OOoComputerKeyWord">)</text:span></text:p>
      <text:p text:style-name="P3"><text:tab/><text:span text:style-name="_5f_OOoComputerKeyWord">{</text:span></text:p>
      <text:p text:style-name="P3"><text:tab/><text:tab/><text:span text:style-name="_5f_OOoComputerKeyWord">if(!</text:span><text:span text:style-name="_5f_OOoComputerIdent">spellchecker</text:span><text:span text:style-name="_5f_OOoComputerKeyWord">(*</text:span><text:span text:style-name="_5f_OOoComputerIdent">word_iter</text:span><text:span text:style-name="_5f_OOoComputerKeyWord">,</text:span> <text:span text:style-name="_5f_OOoComputerIdent">uset_words</text:span><text:span text:style-name="_5f_OOoComputerKeyWord">))</text:span></text:p>
      <text:p text:style-name="P3"><text:tab/><text:tab/><text:span text:style-name="_5f_OOoComputerKeyWord">{</text:span></text:p>
      <text:p text:style-name="P3"><text:tab/><text:tab/><text:tab/><text:span text:style-name="_5f_OOoComputerKeyWord">std::</text:span><text:span text:style-name="_5f_OOoComputerIdent">cout</text:span> <text:span text:style-name="_5f_OOoComputerKeyWord">&lt;&lt;</text:span> <text:span text:style-name="_5f_OOoComputerIdent">print_with_context</text:span><text:span text:style-name="_5f_OOoComputerKeyWord">(</text:span><text:span text:style-name="_5f_OOoComputerIdent">word_iter</text:span><text:span text:style-name="_5f_OOoComputerKeyWord">,</text:span> <text:span text:style-name="_5f_OOoComputerIdent">text</text:span><text:span text:style-name="_5f_OOoComputerKeyWord">.</text:span><text:span text:style-name="_5f_OOoComputerIdent">begin</text:span><text:span text:style-name="_5f_OOoComputerKeyWord">(),</text:span> <text:span text:style-name="_5f_OOoComputerIdent">text</text:span><text:span text:style-name="_5f_OOoComputerKeyWord">.</text:span><text:span text:style-name="_5f_OOoComputerIdent">end</text:span><text:span text:style-name="_5f_OOoComputerKeyWord">());</text:span></text:p>
      <text:p text:style-name="P3"><text:tab/><text:tab/><text:span text:style-name="_5f_OOoComputerKeyWord">}</text:span></text:p>
      <text:p text:style-name="P3"><text:tab/><text:span text:style-name="_5f_OOoComputerKeyWord">}</text:span></text:p>
      <text:p text:style-name="P3"></text:p>
      <text:p text:style-name="P3"><text:tab/><text:span text:style-name="_5f_OOoComputerKeyWord">return</text:span> <text:span text:style-name="_5f_OOoComputerLiteral">0</text:span><text:span text:style-name="_5f_OOoComputerKeyWord">;</text:span> <text:span text:style-name="_5f_OOoComputerComment">//Huge success!</text:span></text:p>
      <text:p text:style-name="P3"><text:span text:style-name="_5f_OOoComputerKeyWord">}</text:span></text:p>
      <text:p text:style-name="P1"><text:span text:style-name="_5f_OOoComputerKeyWord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Rejdak</meta:initial-creator>
    <meta:creation-date>2013-11-11T19:08:41.799518061</meta:creation-date>
    <dc:date>2013-11-11T19:22:10.462741677</dc:date>
    <dc:creator>Marius Rejdak</dc:creator>
    <meta:editing-duration>PT10M31S</meta:editing-duration>
    <meta:editing-cycles>4</meta:editing-cycles>
    <meta:generator>LibreOffice/4.1.3.2$Linux_X86_64 LibreOffice_project/410m0$Build-2</meta:generator>
    <meta:document-statistic meta:table-count="0" meta:image-count="0" meta:object-count="2" meta:page-count="6" meta:paragraph-count="248" meta:word-count="796" meta:character-count="7549" meta:non-whitespace-character-count="65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color="#0000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1.796cm" svg:y="3.951cm" style:legend-expansion="high" chart:style-name="ch2"/>
        <chart:plot-area chart:style-name="ch3" chart:data-source-has-labels="both" svg:x="1.33cm" svg:y="0.851cm" svg:width="9.828cm" svg:height="6.988cm">
          <chartooo:coordinate-region svg:x="2.057cm" svg:y="1.05cm" svg:width="8.861cm" svg:height="6.142cm"/>
          <chart:axis chart:dimension="x" chart:name="primary-x" chart:style-name="ch4" chartooo:axis-type="auto">
            <chartooo:date-scale/>
            <chart:title svg:x="5.314cm" svg:y="8.018cm" chart:style-name="ch5">
              <text:p>Wypełnienie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016cm" chart:style-name="ch7">
              <text:p>Czas wyszukiwania [s]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set</text:p>
              </table:table-cell>
              <table:table-cell office:value-type="string">
                <text:p>std::unordered_set</text:p>
              </table:table-cell>
            </table:table-row>
          </table:table-header-rows>
          <table:table-rows>
            <table:table-row>
              <table:table-cell office:value-type="string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449">
                <text:p>0.44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907">
                <text:p>0.90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.608">
                <text:p>1.60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2.318">
                <text:p>2.318</text:p>
              </table:table-cell>
              <table:table-cell office:value-type="float" office:value="0.429">
                <text:p>0.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fill-color="#0000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1.796cm" svg:y="3.951cm" style:legend-expansion="high" chart:style-name="ch2"/>
        <chart:plot-area chart:style-name="ch3" chart:data-source-has-labels="both" svg:x="1.33cm" svg:y="0.851cm" svg:width="9.828cm" svg:height="6.988cm">
          <chartooo:coordinate-region svg:x="2.057cm" svg:y="1.05cm" svg:width="8.623cm" svg:height="6.142cm"/>
          <chart:axis chart:dimension="x" chart:name="primary-x" chart:style-name="ch4" chartooo:axis-type="auto">
            <chartooo:date-scale/>
            <chart:title svg:x="5.618cm" svg:y="8.018cm" chart:style-name="ch5">
              <text:p>Słownik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5.844cm" chart:style-name="ch7">
              <text:p>Czas wstawiania [s]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line">
            <chart:data-point chart:repeated="2"/>
          </chart:series>
          <chart:series chart:style-name="ch10" chart:values-cell-range-address="local-table.$C$2:.$C$3" chart:label-cell-address="local-table.$C$1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set</text:p>
              </table:table-cell>
              <table:table-cell office:value-type="string">
                <text:p>std::unordered_set</text:p>
              </table:table-cell>
            </table:table-row>
          </table:table-header-rows>
          <table:table-rows>
            <table:table-row>
              <table:table-cell office:value-type="string">
                <text:p>English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2.55">
                <text:p>2.55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